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nd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4153" calcext:value-type="float">
            <text:p>0.694153</text:p>
          </table:table-cell>
          <table:table-cell office:value-type="float" office:value="0.639457" calcext:value-type="float">
            <text:p>0.639457</text:p>
          </table:table-cell>
          <table:table-cell office:value-type="float" office:value="0.809629" calcext:value-type="float">
            <text:p>0.809629</text:p>
          </table:table-cell>
          <table:table-cell office:value-type="float" office:value="0.751084" calcext:value-type="float">
            <text:p>0.751084</text:p>
          </table:table-cell>
          <table:table-cell office:value-type="float" office:value="0.75189" calcext:value-type="float">
            <text:p>0.75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4481" calcext:value-type="float">
            <text:p>0.754481</text:p>
          </table:table-cell>
          <table:table-cell office:value-type="float" office:value="0.729131" calcext:value-type="float">
            <text:p>0.729131</text:p>
          </table:table-cell>
          <table:table-cell office:value-type="float" office:value="0.731439" calcext:value-type="float">
            <text:p>0.731439</text:p>
          </table:table-cell>
          <table:table-cell office:value-type="float" office:value="0.804365" calcext:value-type="float">
            <text:p>0.804365</text:p>
          </table:table-cell>
          <table:table-cell office:value-type="float" office:value="0.764244" calcext:value-type="float">
            <text:p>0.764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6267" calcext:value-type="float">
            <text:p>0.636267</text:p>
          </table:table-cell>
          <table:table-cell office:value-type="float" office:value="0.53851" calcext:value-type="float">
            <text:p>0.53851</text:p>
          </table:table-cell>
          <table:table-cell office:value-type="float" office:value="0.776335" calcext:value-type="float">
            <text:p>0.776335</text:p>
          </table:table-cell>
          <table:table-cell office:value-type="float" office:value="0.692675" calcext:value-type="float">
            <text:p>0.692675</text:p>
          </table:table-cell>
          <table:table-cell office:value-type="float" office:value="0.80568" calcext:value-type="float">
            <text:p>0.80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2468" calcext:value-type="float">
            <text:p>0.632468</text:p>
          </table:table-cell>
          <table:table-cell office:value-type="float" office:value="0.574358" calcext:value-type="float">
            <text:p>0.574358</text:p>
          </table:table-cell>
          <table:table-cell office:value-type="float" office:value="0.745884" calcext:value-type="float">
            <text:p>0.745884</text:p>
          </table:table-cell>
          <table:table-cell office:value-type="float" office:value="0.753998" calcext:value-type="float">
            <text:p>0.753998</text:p>
          </table:table-cell>
          <table:table-cell office:value-type="float" office:value="0.737645" calcext:value-type="float">
            <text:p>0.737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636" calcext:value-type="float">
            <text:p>0.716636</text:p>
          </table:table-cell>
          <table:table-cell office:value-type="float" office:value="0.701606" calcext:value-type="float">
            <text:p>0.701606</text:p>
          </table:table-cell>
          <table:table-cell office:value-type="float" office:value="0.690583" calcext:value-type="float">
            <text:p>0.690583</text:p>
          </table:table-cell>
          <table:table-cell office:value-type="float" office:value="0.742711" calcext:value-type="float">
            <text:p>0.742711</text:p>
          </table:table-cell>
          <table:table-cell office:value-type="float" office:value="0.74998" calcext:value-type="float">
            <text:p>0.749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1037" calcext:value-type="float">
            <text:p>0.771037</text:p>
          </table:table-cell>
          <table:table-cell office:value-type="float" office:value="0.72383" calcext:value-type="float">
            <text:p>0.72383</text:p>
          </table:table-cell>
          <table:table-cell office:value-type="float" office:value="0.797373" calcext:value-type="float">
            <text:p>0.797373</text:p>
          </table:table-cell>
          <table:table-cell office:value-type="float" office:value="0.727794" calcext:value-type="float">
            <text:p>0.727794</text:p>
          </table:table-cell>
          <table:table-cell office:value-type="float" office:value="0.830521" calcext:value-type="float">
            <text:p>0.8305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5304" calcext:value-type="float">
            <text:p>0.675304</text:p>
          </table:table-cell>
          <table:table-cell office:value-type="float" office:value="0.57539" calcext:value-type="float">
            <text:p>0.57539</text:p>
          </table:table-cell>
          <table:table-cell office:value-type="float" office:value="0.749009" calcext:value-type="float">
            <text:p>0.749009</text:p>
          </table:table-cell>
          <table:table-cell office:value-type="float" office:value="0.773215" calcext:value-type="float">
            <text:p>0.773215</text:p>
          </table:table-cell>
          <table:table-cell office:value-type="float" office:value="0.775334" calcext:value-type="float">
            <text:p>0.775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3381" calcext:value-type="float">
            <text:p>0.713381</text:p>
          </table:table-cell>
          <table:table-cell office:value-type="float" office:value="0.828638" calcext:value-type="float">
            <text:p>0.828638</text:p>
          </table:table-cell>
          <table:table-cell office:value-type="float" office:value="0.831467" calcext:value-type="float">
            <text:p>0.831467</text:p>
          </table:table-cell>
          <table:table-cell office:value-type="float" office:value="0.705088" calcext:value-type="float">
            <text:p>0.705088</text:p>
          </table:table-cell>
          <table:table-cell office:value-type="float" office:value="0.675007" calcext:value-type="float">
            <text:p>0.67500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0.496302501588769" calcext:value-type="float">
            <text:p>0.4963025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50912305782326" calcext:value-type="float">
            <text:p>0.7509123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8430840759395" calcext:value-type="float">
            <text:p>0.5484308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C_0.1noise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50217" calcext:value-type="float">
            <text:p>0.450217</text:p>
          </table:table-cell>
          <table:table-cell office:value-type="float" office:value="0.455071" calcext:value-type="float">
            <text:p>0.455071</text:p>
          </table:table-cell>
          <table:table-cell office:value-type="float" office:value="0.240751" calcext:value-type="float">
            <text:p>0.240751</text:p>
          </table:table-cell>
          <table:table-cell office:value-type="float" office:value="0.476033" calcext:value-type="float">
            <text:p>0.476033</text:p>
          </table:table-cell>
          <table:table-cell/>
          <table:table-cell office:value-type="float" office:value="0.0845855" calcext:value-type="float">
            <text:p>0.0845855</text:p>
          </table:table-cell>
          <table:table-cell office:value-type="float" office:value="0.421903" calcext:value-type="float">
            <text:p>0.421903</text:p>
          </table:table-cell>
          <table:table-cell office:value-type="float" office:value="0.484804" calcext:value-type="float">
            <text:p>0.484804</text:p>
          </table:table-cell>
          <table:table-cell office:value-type="float" office:value="0.436249" calcext:value-type="float">
            <text:p>0.436249</text:p>
          </table:table-cell>
          <table:table-cell/>
          <table:table-cell office:value-type="float" office:value="0.440256" calcext:value-type="float">
            <text:p>0.440256</text:p>
          </table:table-cell>
          <table:table-cell office:value-type="float" office:value="0.417817" calcext:value-type="float">
            <text:p>0.417817</text:p>
          </table:table-cell>
          <table:table-cell office:value-type="float" office:value="0.275608" calcext:value-type="float">
            <text:p>0.275608</text:p>
          </table:table-cell>
          <table:table-cell office:value-type="float" office:value="0.381311" calcext:value-type="float">
            <text:p>0.381311</text:p>
          </table:table-cell>
        </table:table-row>
        <table:table-row table:style-name="ro1">
          <table:table-cell/>
          <table:table-cell office:value-type="float" office:value="0.507126" calcext:value-type="float">
            <text:p>0.507126</text:p>
          </table:table-cell>
          <table:table-cell office:value-type="float" office:value="0.631954" calcext:value-type="float">
            <text:p>0.631954</text:p>
          </table:table-cell>
          <table:table-cell office:value-type="float" office:value="0.58586" calcext:value-type="float">
            <text:p>0.58586</text:p>
          </table:table-cell>
          <table:table-cell office:value-type="float" office:value="0.547606" calcext:value-type="float">
            <text:p>0.547606</text:p>
          </table:table-cell>
          <table:table-cell/>
          <table:table-cell office:value-type="float" office:value="0.450931" calcext:value-type="float">
            <text:p>0.450931</text:p>
          </table:table-cell>
          <table:table-cell office:value-type="float" office:value="0.498144" calcext:value-type="float">
            <text:p>0.498144</text:p>
          </table:table-cell>
          <table:table-cell office:value-type="float" office:value="0.426448" calcext:value-type="float">
            <text:p>0.426448</text:p>
          </table:table-cell>
          <table:table-cell office:value-type="float" office:value="0.273613" calcext:value-type="float">
            <text:p>0.273613</text:p>
          </table:table-cell>
          <table:table-cell/>
          <table:table-cell office:value-type="float" office:value="0.445346" calcext:value-type="float">
            <text:p>0.445346</text:p>
          </table:table-cell>
          <table:table-cell office:value-type="float" office:value="0.388701" calcext:value-type="float">
            <text:p>0.388701</text:p>
          </table:table-cell>
          <table:table-cell office:value-type="float" office:value="0.492491" calcext:value-type="float">
            <text:p>0.492491</text:p>
          </table:table-cell>
          <table:table-cell office:value-type="float" office:value="0.363266" calcext:value-type="float">
            <text:p>0.363266</text:p>
          </table:table-cell>
        </table:table-row>
        <table:table-row table:style-name="ro1">
          <table:table-cell/>
          <table:table-cell office:value-type="float" office:value="0.558806" calcext:value-type="float">
            <text:p>0.558806</text:p>
          </table:table-cell>
          <table:table-cell office:value-type="float" office:value="0.434159" calcext:value-type="float">
            <text:p>0.434159</text:p>
          </table:table-cell>
          <table:table-cell office:value-type="float" office:value="0.511794" calcext:value-type="float">
            <text:p>0.511794</text:p>
          </table:table-cell>
          <table:table-cell office:value-type="float" office:value="0.291622" calcext:value-type="float">
            <text:p>0.291622</text:p>
          </table:table-cell>
          <table:table-cell/>
          <table:table-cell office:value-type="float" office:value="0.558783" calcext:value-type="float">
            <text:p>0.558783</text:p>
          </table:table-cell>
          <table:table-cell office:value-type="float" office:value="0.288768" calcext:value-type="float">
            <text:p>0.288768</text:p>
          </table:table-cell>
          <table:table-cell office:value-type="float" office:value="0.41141" calcext:value-type="float">
            <text:p>0.41141</text:p>
          </table:table-cell>
          <table:table-cell office:value-type="float" office:value="0.314582" calcext:value-type="float">
            <text:p>0.314582</text:p>
          </table:table-cell>
          <table:table-cell/>
          <table:table-cell office:value-type="float" office:value="0.642826" calcext:value-type="float">
            <text:p>0.642826</text:p>
          </table:table-cell>
          <table:table-cell office:value-type="float" office:value="0.577783" calcext:value-type="float">
            <text:p>0.577783</text:p>
          </table:table-cell>
          <table:table-cell office:value-type="float" office:value="0.461778" calcext:value-type="float">
            <text:p>0.461778</text:p>
          </table:table-cell>
          <table:table-cell office:value-type="float" office:value="0.246344" calcext:value-type="float">
            <text:p>0.246344</text:p>
          </table:table-cell>
        </table:table-row>
        <table:table-row table:style-name="ro1">
          <table:table-cell/>
          <table:table-cell office:value-type="float" office:value="0.670713" calcext:value-type="float">
            <text:p>0.670713</text:p>
          </table:table-cell>
          <table:table-cell office:value-type="float" office:value="0.615813" calcext:value-type="float">
            <text:p>0.615813</text:p>
          </table:table-cell>
          <table:table-cell office:value-type="float" office:value="0.35755" calcext:value-type="float">
            <text:p>0.35755</text:p>
          </table:table-cell>
          <table:table-cell office:value-type="float" office:value="0.239214" calcext:value-type="float">
            <text:p>0.239214</text:p>
          </table:table-cell>
          <table:table-cell/>
          <table:table-cell office:value-type="float" office:value="0.715242" calcext:value-type="float">
            <text:p>0.715242</text:p>
          </table:table-cell>
          <table:table-cell office:value-type="float" office:value="0.263251" calcext:value-type="float">
            <text:p>0.263251</text:p>
          </table:table-cell>
          <table:table-cell office:value-type="float" office:value="0.294053" calcext:value-type="float">
            <text:p>0.294053</text:p>
          </table:table-cell>
          <table:table-cell office:value-type="float" office:value="0.335151" calcext:value-type="float">
            <text:p>0.335151</text:p>
          </table:table-cell>
          <table:table-cell/>
          <table:table-cell office:value-type="float" office:value="0.492051" calcext:value-type="float">
            <text:p>0.492051</text:p>
          </table:table-cell>
          <table:table-cell office:value-type="float" office:value="0.469869" calcext:value-type="float">
            <text:p>0.469869</text:p>
          </table:table-cell>
          <table:table-cell office:value-type="float" office:value="0.279363" calcext:value-type="float">
            <text:p>0.279363</text:p>
          </table:table-cell>
          <table:table-cell office:value-type="float" office:value="0.294199" calcext:value-type="float">
            <text:p>0.294199</text:p>
          </table:table-cell>
        </table:table-row>
        <table:table-row table:style-name="ro1">
          <table:table-cell/>
          <table:table-cell office:value-type="float" office:value="0.562282" calcext:value-type="float">
            <text:p>0.562282</text:p>
          </table:table-cell>
          <table:table-cell office:value-type="float" office:value="0.486794" calcext:value-type="float">
            <text:p>0.486794</text:p>
          </table:table-cell>
          <table:table-cell office:value-type="float" office:value="0.257285" calcext:value-type="float">
            <text:p>0.257285</text:p>
          </table:table-cell>
          <table:table-cell office:value-type="float" office:value="0.604324" calcext:value-type="float">
            <text:p>0.604324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93033" calcext:value-type="float">
            <text:p>0.293033</text:p>
          </table:table-cell>
          <table:table-cell office:value-type="float" office:value="0.485982" calcext:value-type="float">
            <text:p>0.485982</text:p>
          </table:table-cell>
          <table:table-cell office:value-type="float" office:value="0.511376" calcext:value-type="float">
            <text:p>0.511376</text:p>
          </table:table-cell>
          <table:table-cell/>
          <table:table-cell office:value-type="float" office:value="0.281895" calcext:value-type="float">
            <text:p>0.281895</text:p>
          </table:table-cell>
          <table:table-cell office:value-type="float" office:value="0.490576" calcext:value-type="float">
            <text:p>0.490576</text:p>
          </table:table-cell>
          <table:table-cell office:value-type="float" office:value="0.337017" calcext:value-type="float">
            <text:p>0.337017</text:p>
          </table:table-cell>
          <table:table-cell office:value-type="float" office:value="0.412624" calcext:value-type="float">
            <text:p>0.412624</text:p>
          </table:table-cell>
        </table:table-row>
        <table:table-row table:style-name="ro1">
          <table:table-cell/>
          <table:table-cell office:value-type="float" office:value="0.686847" calcext:value-type="float">
            <text:p>0.686847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512617" calcext:value-type="float">
            <text:p>0.512617</text:p>
          </table:table-cell>
          <table:table-cell office:value-type="float" office:value="0.524344" calcext:value-type="float">
            <text:p>0.524344</text:p>
          </table:table-cell>
          <table:table-cell/>
          <table:table-cell office:value-type="float" office:value="0.299172" calcext:value-type="float">
            <text:p>0.299172</text:p>
          </table:table-cell>
          <table:table-cell office:value-type="float" office:value="0.258827" calcext:value-type="float">
            <text:p>0.258827</text:p>
          </table:table-cell>
          <table:table-cell office:value-type="float" office:value="0.25124" calcext:value-type="float">
            <text:p>0.25124</text:p>
          </table:table-cell>
          <table:table-cell office:value-type="float" office:value="0.244943" calcext:value-type="float">
            <text:p>0.244943</text:p>
          </table:table-cell>
          <table:table-cell/>
          <table:table-cell office:value-type="float" office:value="0.597773" calcext:value-type="float">
            <text:p>0.597773</text:p>
          </table:table-cell>
          <table:table-cell office:value-type="float" office:value="0.282595" calcext:value-type="float">
            <text:p>0.282595</text:p>
          </table:table-cell>
          <table:table-cell office:value-type="float" office:value="0.166964" calcext:value-type="float">
            <text:p>0.166964</text:p>
          </table:table-cell>
          <table:table-cell office:value-type="float" office:value="0.423724" calcext:value-type="float">
            <text:p>0.423724</text:p>
          </table:table-cell>
        </table:table-row>
        <table:table-row table:style-name="ro1">
          <table:table-cell/>
          <table:table-cell office:value-type="float" office:value="0.323253" calcext:value-type="float">
            <text:p>0.323253</text:p>
          </table:table-cell>
          <table:table-cell office:value-type="float" office:value="0.578096" calcext:value-type="float">
            <text:p>0.578096</text:p>
          </table:table-cell>
          <table:table-cell office:value-type="float" office:value="0.275808" calcext:value-type="float">
            <text:p>0.275808</text:p>
          </table:table-cell>
          <table:table-cell office:value-type="float" office:value="0.384033" calcext:value-type="float">
            <text:p>0.384033</text:p>
          </table:table-cell>
          <table:table-cell/>
          <table:table-cell office:value-type="float" office:value="0.595008" calcext:value-type="float">
            <text:p>0.595008</text:p>
          </table:table-cell>
          <table:table-cell office:value-type="float" office:value="0.335742" calcext:value-type="float">
            <text:p>0.335742</text:p>
          </table:table-cell>
          <table:table-cell office:value-type="float" office:value="0.46438" calcext:value-type="float">
            <text:p>0.46438</text:p>
          </table:table-cell>
          <table:table-cell office:value-type="float" office:value="0.480943" calcext:value-type="float">
            <text:p>0.480943</text:p>
          </table:table-cell>
          <table:table-cell/>
          <table:table-cell office:value-type="float" office:value="0.246595" calcext:value-type="float">
            <text:p>0.246595</text:p>
          </table:table-cell>
          <table:table-cell office:value-type="float" office:value="0.341023" calcext:value-type="float">
            <text:p>0.341023</text:p>
          </table:table-cell>
          <table:table-cell office:value-type="float" office:value="0.244436" calcext:value-type="float">
            <text:p>0.244436</text:p>
          </table:table-cell>
          <table:table-cell office:value-type="float" office:value="0.266063" calcext:value-type="float">
            <text:p>0.266063</text:p>
          </table:table-cell>
        </table:table-row>
        <table:table-row table:style-name="ro1">
          <table:table-cell/>
          <table:table-cell office:value-type="float" office:value="0.620464" calcext:value-type="float">
            <text:p>0.620464</text:p>
          </table:table-cell>
          <table:table-cell office:value-type="float" office:value="0.232016" calcext:value-type="float">
            <text:p>0.232016</text:p>
          </table:table-cell>
          <table:table-cell office:value-type="float" office:value="0.169796" calcext:value-type="float">
            <text:p>0.169796</text:p>
          </table:table-cell>
          <table:table-cell office:value-type="float" office:value="0.609378" calcext:value-type="float">
            <text:p>0.609378</text:p>
          </table:table-cell>
          <table:table-cell/>
          <table:table-cell office:value-type="float" office:value="0.596239" calcext:value-type="float">
            <text:p>0.596239</text:p>
          </table:table-cell>
          <table:table-cell office:value-type="float" office:value="0.345454" calcext:value-type="float">
            <text:p>0.345454</text:p>
          </table:table-cell>
          <table:table-cell office:value-type="float" office:value="0.313183" calcext:value-type="float">
            <text:p>0.313183</text:p>
          </table:table-cell>
          <table:table-cell office:value-type="float" office:value="0.330029" calcext:value-type="float">
            <text:p>0.330029</text:p>
          </table:table-cell>
          <table:table-cell/>
          <table:table-cell office:value-type="float" office:value="0.362413" calcext:value-type="float">
            <text:p>0.362413</text:p>
          </table:table-cell>
          <table:table-cell office:value-type="float" office:value="0.32691" calcext:value-type="float">
            <text:p>0.32691</text:p>
          </table:table-cell>
          <table:table-cell office:value-type="float" office:value="0.182697" calcext:value-type="float">
            <text:p>0.182697</text:p>
          </table:table-cell>
          <table:table-cell office:value-type="float" office:value="0.3885" calcext:value-type="float">
            <text:p>0.3885</text:p>
          </table:table-cell>
        </table:table-row>
        <table:table-row table:style-name="ro1">
          <table:table-cell/>
          <table:table-cell office:value-type="float" office:value="0.564341" calcext:value-type="float">
            <text:p>0.564341</text:p>
          </table:table-cell>
          <table:table-cell office:value-type="float" office:value="0.409426" calcext:value-type="float">
            <text:p>0.409426</text:p>
          </table:table-cell>
          <table:table-cell office:value-type="float" office:value="0.227848" calcext:value-type="float">
            <text:p>0.227848</text:p>
          </table:table-cell>
          <table:table-cell office:value-type="float" office:value="0.43203" calcext:value-type="float">
            <text:p>0.43203</text:p>
          </table:table-cell>
          <table:table-cell/>
          <table:table-cell office:value-type="float" office:value="0.639636" calcext:value-type="float">
            <text:p>0.639636</text:p>
          </table:table-cell>
          <table:table-cell office:value-type="float" office:value="0.597626" calcext:value-type="float">
            <text:p>0.597626</text:p>
          </table:table-cell>
          <table:table-cell office:value-type="float" office:value="0.264241" calcext:value-type="float">
            <text:p>0.264241</text:p>
          </table:table-cell>
          <table:table-cell office:value-type="float" office:value="0.177147" calcext:value-type="float">
            <text:p>0.177147</text:p>
          </table:table-cell>
          <table:table-cell/>
          <table:table-cell office:value-type="float" office:value="0.602215" calcext:value-type="float">
            <text:p>0.602215</text:p>
          </table:table-cell>
          <table:table-cell office:value-type="float" office:value="0.309966" calcext:value-type="float">
            <text:p>0.309966</text:p>
          </table:table-cell>
          <table:table-cell office:value-type="float" office:value="0.305072" calcext:value-type="float">
            <text:p>0.305072</text:p>
          </table:table-cell>
          <table:table-cell office:value-type="float" office:value="0.485618" calcext:value-type="float">
            <text:p>0.485618</text:p>
          </table:table-cell>
        </table:table-row>
        <table:table-row table:style-name="ro1">
          <table:table-cell/>
          <table:table-cell office:value-type="float" office:value="0.587704" calcext:value-type="float">
            <text:p>0.587704</text:p>
          </table:table-cell>
          <table:table-cell office:value-type="float" office:value="0.449864" calcext:value-type="float">
            <text:p>0.449864</text:p>
          </table:table-cell>
          <table:table-cell office:value-type="float" office:value="0.442673" calcext:value-type="float">
            <text:p>0.442673</text:p>
          </table:table-cell>
          <table:table-cell office:value-type="float" office:value="0.428657" calcext:value-type="float">
            <text:p>0.428657</text:p>
          </table:table-cell>
          <table:table-cell/>
          <table:table-cell office:value-type="float" office:value="0.323684" calcext:value-type="float">
            <text:p>0.323684</text:p>
          </table:table-cell>
          <table:table-cell office:value-type="float" office:value="0.399241" calcext:value-type="float">
            <text:p>0.399241</text:p>
          </table:table-cell>
          <table:table-cell office:value-type="float" office:value="0.28952" calcext:value-type="float">
            <text:p>0.28952</text:p>
          </table:table-cell>
          <table:table-cell office:value-type="float" office:value="0.142694" calcext:value-type="float">
            <text:p>0.142694</text:p>
          </table:table-cell>
          <table:table-cell/>
          <table:table-cell office:value-type="float" office:value="0.507757" calcext:value-type="float">
            <text:p>0.507757</text:p>
          </table:table-cell>
          <table:table-cell office:value-type="float" office:value="0.256223" calcext:value-type="float">
            <text:p>0.256223</text:p>
          </table:table-cell>
          <table:table-cell office:value-type="float" office:value="0.248946" calcext:value-type="float">
            <text:p>0.248946</text:p>
          </table:table-cell>
          <table:table-cell office:value-type="float" office:value="0.337962" calcext:value-type="float">
            <text:p>0.337962</text:p>
          </table:table-cell>
        </table:table-row>
        <table:table-row table:style-name="ro1">
          <table:table-cell/>
          <table:table-cell office:value-type="float" office:value="0.467551" calcext:value-type="float">
            <text:p>0.467551</text:p>
          </table:table-cell>
          <table:table-cell office:value-type="float" office:value="0.457111" calcext:value-type="float">
            <text:p>0.457111</text:p>
          </table:table-cell>
          <table:table-cell office:value-type="float" office:value="0.426489" calcext:value-type="float">
            <text:p>0.426489</text:p>
          </table:table-cell>
          <table:table-cell office:value-type="float" office:value="0.301881" calcext:value-type="float">
            <text:p>0.301881</text:p>
          </table:table-cell>
          <table:table-cell/>
          <table:table-cell office:value-type="float" office:value="0.633224" calcext:value-type="float">
            <text:p>0.633224</text:p>
          </table:table-cell>
          <table:table-cell office:value-type="float" office:value="0.331586" calcext:value-type="float">
            <text:p>0.331586</text:p>
          </table:table-cell>
          <table:table-cell office:value-type="float" office:value="0.345775" calcext:value-type="float">
            <text:p>0.345775</text:p>
          </table:table-cell>
          <table:table-cell office:value-type="float" office:value="0.263258" calcext:value-type="float">
            <text:p>0.263258</text:p>
          </table:table-cell>
          <table:table-cell/>
          <table:table-cell office:value-type="float" office:value="0.336531" calcext:value-type="float">
            <text:p>0.336531</text:p>
          </table:table-cell>
          <table:table-cell office:value-type="float" office:value="0.269898" calcext:value-type="float">
            <text:p>0.269898</text:p>
          </table:table-cell>
          <table:table-cell office:value-type="float" office:value="0.272382" calcext:value-type="float">
            <text:p>0.272382</text:p>
          </table:table-cell>
          <table:table-cell office:value-type="float" office:value="0.251695" calcext:value-type="float">
            <text:p>0.251695</text:p>
          </table:table-cell>
        </table:table-row>
        <table:table-row table:style-name="ro1">
          <table:table-cell/>
          <table:table-cell office:value-type="float" office:value="0.600377" calcext:value-type="float">
            <text:p>0.600377</text:p>
          </table:table-cell>
          <table:table-cell office:value-type="float" office:value="0.510584" calcext:value-type="float">
            <text:p>0.510584</text:p>
          </table:table-cell>
          <table:table-cell office:value-type="float" office:value="0.331747" calcext:value-type="float">
            <text:p>0.331747</text:p>
          </table:table-cell>
          <table:table-cell office:value-type="float" office:value="0.05783" calcext:value-type="float">
            <text:p>0.05783</text:p>
          </table:table-cell>
          <table:table-cell/>
          <table:table-cell office:value-type="float" office:value="0.452281" calcext:value-type="float">
            <text:p>0.452281</text:p>
          </table:table-cell>
          <table:table-cell office:value-type="float" office:value="0.417836" calcext:value-type="float">
            <text:p>0.417836</text:p>
          </table:table-cell>
          <table:table-cell office:value-type="float" office:value="0.410103" calcext:value-type="float">
            <text:p>0.410103</text:p>
          </table:table-cell>
          <table:table-cell office:value-type="float" office:value="0.0690901" calcext:value-type="float">
            <text:p>0.0690901</text:p>
          </table:table-cell>
          <table:table-cell/>
          <table:table-cell office:value-type="float" office:value="0.2915" calcext:value-type="float">
            <text:p>0.2915</text:p>
          </table:table-cell>
          <table:table-cell office:value-type="float" office:value="0.447951" calcext:value-type="float">
            <text:p>0.447951</text:p>
          </table:table-cell>
          <table:table-cell office:value-type="float" office:value="0.485939" calcext:value-type="float">
            <text:p>0.485939</text:p>
          </table:table-cell>
          <table:table-cell office:value-type="float" office:value="0.0459571" calcext:value-type="float">
            <text:p>0.0459571</text:p>
          </table:table-cell>
        </table:table-row>
        <table:table-row table:style-name="ro1">
          <table:table-cell/>
          <table:table-cell office:value-type="float" office:value="0.66996" calcext:value-type="float">
            <text:p>0.66996</text:p>
          </table:table-cell>
          <table:table-cell office:value-type="float" office:value="0.242809" calcext:value-type="float">
            <text:p>0.242809</text:p>
          </table:table-cell>
          <table:table-cell office:value-type="float" office:value="0.481983" calcext:value-type="float">
            <text:p>0.481983</text:p>
          </table:table-cell>
          <table:table-cell office:value-type="float" office:value="0.00401007" calcext:value-type="float">
            <text:p>0.00401007</text:p>
          </table:table-cell>
          <table:table-cell/>
          <table:table-cell office:value-type="float" office:value="0.544126" calcext:value-type="float">
            <text:p>0.544126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525384" calcext:value-type="float">
            <text:p>0.525384</text:p>
          </table:table-cell>
          <table:table-cell office:value-type="float" office:value="0.0103929" calcext:value-type="float">
            <text:p>0.0103929</text:p>
          </table:table-cell>
          <table:table-cell/>
          <table:table-cell office:value-type="float" office:value="0.620097" calcext:value-type="float">
            <text:p>0.620097</text:p>
          </table:table-cell>
          <table:table-cell office:value-type="float" office:value="0.411951" calcext:value-type="float">
            <text:p>0.411951</text:p>
          </table:table-cell>
          <table:table-cell office:value-type="float" office:value="0.239487" calcext:value-type="float">
            <text:p>0.239487</text:p>
          </table:table-cell>
          <table:table-cell office:value-type="float" office:value="0.00351782" calcext:value-type="float">
            <text:p>0.003517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508618876572152" calcext:value-type="float">
            <text:p>0.5086188766</text:p>
          </table:table-cell>
          <table:table-cell/>
          <table:table-cell office:value-type="float" office:value="0.670713" calcext:value-type="float">
            <text:p>0.670713</text:p>
          </table:table-cell>
          <table:table-cell table:number-columns-repeated="2"/>
          <table:table-cell office:value-type="float" office:value="0.511674684151523" calcext:value-type="float">
            <text:p>0.5116746842</text:p>
          </table:table-cell>
          <table:table-cell/>
          <table:table-cell office:value-type="float" office:value="0.715242" calcext:value-type="float">
            <text:p>0.715242</text:p>
          </table:table-cell>
          <table:table-cell table:number-columns-repeated="2"/>
          <table:table-cell office:value-type="float" office:value="0.580944973259457" calcext:value-type="float">
            <text:p>0.5809449733</text:p>
          </table:table-cell>
          <table:table-cell office:value-type="float" office:value="0.642826" calcext:value-type="float">
            <text:p>0.642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04944203688849" calcext:value-type="float">
            <text:p>0.2049442037</text:p>
          </table:table-cell>
          <table:table-cell table:number-columns-repeated="4"/>
          <table:table-cell office:value-type="float" office:value="0.243924027098596" calcext:value-type="float">
            <text:p>0.2439240271</text:p>
          </table:table-cell>
          <table:table-cell table:number-columns-repeated="4"/>
          <table:table-cell office:value-type="float" office:value="0.257138066492141" calcext:value-type="float">
            <text:p>0.2571380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2358167373888" calcext:value-type="float">
            <text:p>0.4523581674</text:p>
          </table:table-cell>
          <table:table-cell table:number-columns-repeated="4"/>
          <table:table-cell office:value-type="float" office:value="0.472860186524867" calcext:value-type="float">
            <text:p>0.4728601865</text:p>
          </table:table-cell>
          <table:table-cell table:number-columns-repeated="4"/>
          <table:table-cell office:value-type="float" office:value="0.516806323601517" calcext:value-type="float">
            <text:p>0.5168063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718034412851" calcext:value-type="float">
            <text:p>0.6171803441</text:p>
          </table:table-cell>
          <table:table-cell table:number-columns-repeated="4"/>
          <table:table-cell office:value-type="float" office:value="0.61718034412851" calcext:value-type="float">
            <text:p>0.6171803441</text:p>
          </table:table-cell>
          <table:table-cell table:number-columns-repeated="4"/>
          <table:table-cell office:value-type="float" office:value="0.607873543915621" calcext:value-type="float">
            <text:p>0.6078735439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14547" calcext:value-type="float">
            <text:p>0.414547</text:p>
          </table:table-cell>
          <table:table-cell office:value-type="float" office:value="0.405591" calcext:value-type="float">
            <text:p>0.405591</text:p>
          </table:table-cell>
          <table:table-cell office:value-type="float" office:value="0.403893" calcext:value-type="float">
            <text:p>0.403893</text:p>
          </table:table-cell>
          <table:table-cell office:value-type="float" office:value="0.400181" calcext:value-type="float">
            <text:p>0.4001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92548" calcext:value-type="float">
            <text:p>0.392548</text:p>
          </table:table-cell>
          <table:table-cell office:value-type="float" office:value="0.252268" calcext:value-type="float">
            <text:p>0.252268</text:p>
          </table:table-cell>
          <table:table-cell office:value-type="float" office:value="0.473423" calcext:value-type="float">
            <text:p>0.473423</text:p>
          </table:table-cell>
          <table:table-cell office:value-type="float" office:value="0.261194" calcext:value-type="float">
            <text:p>0.2611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15389" calcext:value-type="float">
            <text:p>0.215389</text:p>
          </table:table-cell>
          <table:table-cell office:value-type="float" office:value="0.509246" calcext:value-type="float">
            <text:p>0.509246</text:p>
          </table:table-cell>
          <table:table-cell office:value-type="float" office:value="0.298206" calcext:value-type="float">
            <text:p>0.298206</text:p>
          </table:table-cell>
          <table:table-cell office:value-type="float" office:value="0.388508" calcext:value-type="float">
            <text:p>0.3885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61865" calcext:value-type="float">
            <text:p>0.261865</text:p>
          </table:table-cell>
          <table:table-cell office:value-type="float" office:value="0.258636" calcext:value-type="float">
            <text:p>0.258636</text:p>
          </table:table-cell>
          <table:table-cell office:value-type="float" office:value="0.491188" calcext:value-type="float">
            <text:p>0.491188</text:p>
          </table:table-cell>
          <table:table-cell office:value-type="float" office:value="0.295343" calcext:value-type="float">
            <text:p>0.2953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02639" calcext:value-type="float">
            <text:p>0.302639</text:p>
          </table:table-cell>
          <table:table-cell office:value-type="float" office:value="0.288049" calcext:value-type="float">
            <text:p>0.288049</text:p>
          </table:table-cell>
          <table:table-cell office:value-type="float" office:value="0.243903" calcext:value-type="float">
            <text:p>0.243903</text:p>
          </table:table-cell>
          <table:table-cell office:value-type="float" office:value="0.300014" calcext:value-type="float">
            <text:p>0.300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44604" calcext:value-type="float">
            <text:p>0.444604</text:p>
          </table:table-cell>
          <table:table-cell office:value-type="float" office:value="0.221792" calcext:value-type="float">
            <text:p>0.221792</text:p>
          </table:table-cell>
          <table:table-cell office:value-type="float" office:value="0.239122" calcext:value-type="float">
            <text:p>0.239122</text:p>
          </table:table-cell>
          <table:table-cell office:value-type="float" office:value="0.281487" calcext:value-type="float">
            <text:p>0.2814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40759" calcext:value-type="float">
            <text:p>0.240759</text:p>
          </table:table-cell>
          <table:table-cell office:value-type="float" office:value="0.249495" calcext:value-type="float">
            <text:p>0.249495</text:p>
          </table:table-cell>
          <table:table-cell office:value-type="float" office:value="0.245036" calcext:value-type="float">
            <text:p>0.245036</text:p>
          </table:table-cell>
          <table:table-cell office:value-type="float" office:value="0.289613" calcext:value-type="float">
            <text:p>0.2896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4168" calcext:value-type="float">
            <text:p>0.24168</text:p>
          </table:table-cell>
          <table:table-cell office:value-type="float" office:value="0.240814" calcext:value-type="float">
            <text:p>0.240814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0.247768" calcext:value-type="float">
            <text:p>0.2477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42789" calcext:value-type="float">
            <text:p>0.442789</text:p>
          </table:table-cell>
          <table:table-cell office:value-type="float" office:value="0.247572" calcext:value-type="float">
            <text:p>0.247572</text:p>
          </table:table-cell>
          <table:table-cell office:value-type="float" office:value="0.234552" calcext:value-type="float">
            <text:p>0.234552</text:p>
          </table:table-cell>
          <table:table-cell office:value-type="float" office:value="0.4147" calcext:value-type="float">
            <text:p>0.41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39925" calcext:value-type="float">
            <text:p>0.239925</text:p>
          </table:table-cell>
          <table:table-cell office:value-type="float" office:value="0.24573" calcext:value-type="float">
            <text:p>0.24573</text:p>
          </table:table-cell>
          <table:table-cell office:value-type="float" office:value="0.186868" calcext:value-type="float">
            <text:p>0.186868</text:p>
          </table:table-cell>
          <table:table-cell office:value-type="float" office:value="0.247041" calcext:value-type="float">
            <text:p>0.247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83679" calcext:value-type="float">
            <text:p>0.283679</text:p>
          </table:table-cell>
          <table:table-cell office:value-type="float" office:value="0.264196" calcext:value-type="float">
            <text:p>0.264196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17386" calcext:value-type="float">
            <text:p>0.173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45649" calcext:value-type="float">
            <text:p>0.545649</text:p>
          </table:table-cell>
          <table:table-cell office:value-type="float" office:value="0.224064" calcext:value-type="float">
            <text:p>0.224064</text:p>
          </table:table-cell>
          <table:table-cell office:value-type="float" office:value="0.208139" calcext:value-type="float">
            <text:p>0.208139</text:p>
          </table:table-cell>
          <table:table-cell office:value-type="float" office:value="0.0562656" calcext:value-type="float">
            <text:p>0.05626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0192" calcext:value-type="float">
            <text:p>0.20192</text:p>
          </table:table-cell>
          <table:table-cell office:value-type="float" office:value="0.232033" calcext:value-type="float">
            <text:p>0.232033</text:p>
          </table:table-cell>
          <table:table-cell office:value-type="float" office:value="0.300536" calcext:value-type="float">
            <text:p>0.300536</text:p>
          </table:table-cell>
          <table:table-cell office:value-type="float" office:value="0.00331358" calcext:value-type="float">
            <text:p>0.0033135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506299946126182" calcext:value-type="float">
            <text:p>0.50629994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72716047348394" calcext:value-type="float">
            <text:p>0.17271604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83396286581513" calcext:value-type="float">
            <text:p>0.48339628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07846336641976" calcext:value-type="float">
            <text:p>0.6078463366</text:p>
          </table:table-cell>
          <table:table-cell table:number-columns-repeated="13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DA+DTW</text:p>
          </table:table-cell>
          <table:table-cell office:value-type="float" office:value="0.772438" calcext:value-type="float">
            <text:p>0.772438</text:p>
          </table:table-cell>
          <table:table-cell office:value-type="float" office:value="0.652477" calcext:value-type="float">
            <text:p>0.652477</text:p>
          </table:table-cell>
          <table:table-cell office:value-type="float" office:value="0.610774" calcext:value-type="float">
            <text:p>0.610774</text:p>
          </table:table-cell>
          <table:table-cell office:value-type="float" office:value="0.543679" calcext:value-type="float">
            <text:p>0.543679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0.508618876572152" calcext:value-type="float">
            <text:p>0.5086188766</text:p>
          </table:table-cell>
          <table:table-cell office:value-type="float" office:value="0.511674684151523" calcext:value-type="float">
            <text:p>0.5116746842</text:p>
          </table:table-cell>
          <table:table-cell/>
          <table:table-cell office:value-type="float" office:value="0.506299946126182" calcext:value-type="float">
            <text:p>0.506299946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204944203688849" calcext:value-type="float">
            <text:p>0.2049442037</text:p>
          </table:table-cell>
          <table:table-cell office:value-type="float" office:value="0.243924027098596" calcext:value-type="float">
            <text:p>0.2439240271</text:p>
          </table:table-cell>
          <table:table-cell/>
          <table:table-cell office:value-type="float" office:value="0.172716047348394" calcext:value-type="float">
            <text:p>0.1727160473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0.452358167373888" calcext:value-type="float">
            <text:p>0.4523581674</text:p>
          </table:table-cell>
          <table:table-cell office:value-type="float" office:value="0.472860186524867" calcext:value-type="float">
            <text:p>0.4728601865</text:p>
          </table:table-cell>
          <table:table-cell/>
          <table:table-cell office:value-type="float" office:value="0.483396286581513" calcext:value-type="float">
            <text:p>0.483396286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number-columns-repeated="2" office:value-type="float" office:value="0.61718034412851" calcext:value-type="float">
            <text:p>0.6171803441</text:p>
          </table:table-cell>
          <table:table-cell/>
          <table:table-cell office:value-type="float" office:value="0.610357794660948" calcext:value-type="float">
            <text:p>0.6103577947</text:p>
          </table:table-cell>
        </table:table-row>
      </table:table>
      <table:table table:name="Sheet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14084" calcext:value-type="float">
            <text:p>0.0314084</text:p>
          </table:table-cell>
          <table:table-cell office:value-type="float" office:value="0.0352762" calcext:value-type="float">
            <text:p>0.0352762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0.0436886" calcext:value-type="float">
            <text:p>0.0436886</text:p>
          </table:table-cell>
          <table:table-cell/>
          <table:table-cell office:value-type="float" office:value="0.638188" calcext:value-type="float">
            <text:p>0.638188</text:p>
          </table:table-cell>
          <table:table-cell office:value-type="float" office:value="0.687374" calcext:value-type="float">
            <text:p>0.687374</text:p>
          </table:table-cell>
          <table:table-cell office:value-type="float" office:value="0.809042" calcext:value-type="float">
            <text:p>0.809042</text:p>
          </table:table-cell>
          <table:table-cell table:style-name="ce1" office:value-type="float" office:value="0.845629" calcext:value-type="float">
            <text:p>0.845629</text:p>
          </table:table-cell>
          <table:table-cell/>
          <table:table-cell office:value-type="float" office:value="0.00949426" calcext:value-type="float">
            <text:p>0.00949426</text:p>
          </table:table-cell>
          <table:table-cell office:value-type="float" office:value="0.406695" calcext:value-type="float">
            <text:p>0.406695</text:p>
          </table:table-cell>
          <table:table-cell office:value-type="float" office:value="0.606429" calcext:value-type="float">
            <text:p>0.606429</text:p>
          </table:table-cell>
          <table:table-cell office:value-type="float" office:value="0.622234" calcext:value-type="float">
            <text:p>0.622234</text:p>
          </table:table-cell>
          <table:table-cell/>
        </table:table-row>
        <table:table-row table:style-name="ro1">
          <table:table-cell/>
          <table:table-cell office:value-type="float" office:value="0.883012" calcext:value-type="float">
            <text:p>0.883012</text:p>
          </table:table-cell>
          <table:table-cell table:style-name="ce1" office:value-type="float" office:value="0.883013" calcext:value-type="float">
            <text:p>0.883013</text:p>
          </table:table-cell>
          <table:table-cell office:value-type="float" office:value="0.0795119" calcext:value-type="float">
            <text:p>0.0795119</text:p>
          </table:table-cell>
          <table:table-cell office:value-type="float" office:value="0.0481287" calcext:value-type="float">
            <text:p>0.0481287</text:p>
          </table:table-cell>
          <table:table-cell/>
          <table:table-cell office:value-type="float" office:value="0.687355" calcext:value-type="float">
            <text:p>0.687355</text:p>
          </table:table-cell>
          <table:table-cell office:value-type="float" office:value="0.755687" calcext:value-type="float">
            <text:p>0.755687</text:p>
          </table:table-cell>
          <table:table-cell office:value-type="float" office:value="0.721105" calcext:value-type="float">
            <text:p>0.721105</text:p>
          </table:table-cell>
          <table:table-cell office:value-type="float" office:value="0.02075" calcext:value-type="float">
            <text:p>0.02075</text:p>
          </table:table-cell>
          <table:table-cell/>
          <table:table-cell office:value-type="float" office:value="0.41983" calcext:value-type="float">
            <text:p>0.41983</text:p>
          </table:table-cell>
          <table:table-cell office:value-type="float" office:value="0.226527" calcext:value-type="float">
            <text:p>0.226527</text:p>
          </table:table-cell>
          <table:table-cell office:value-type="float" office:value="0.687337" calcext:value-type="float">
            <text:p>0.687337</text:p>
          </table:table-cell>
          <table:table-cell table:style-name="ce1" office:value-type="float" office:value="0.755673" calcext:value-type="float">
            <text:p>0.755673</text:p>
          </table:table-cell>
          <table:table-cell/>
        </table:table-row>
        <table:table-row table:style-name="ro1">
          <table:table-cell/>
          <table:table-cell office:value-type="float" office:value="0.0682558" calcext:value-type="float">
            <text:p>0.0682558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0.00501809" calcext:value-type="float">
            <text:p>0.00501809</text:p>
          </table:table-cell>
          <table:table-cell office:value-type="float" office:value="0.687348" calcext:value-type="float">
            <text:p>0.687348</text:p>
          </table:table-cell>
          <table:table-cell/>
          <table:table-cell office:value-type="float" office:value="0.79105" calcext:value-type="float">
            <text:p>0.79105</text:p>
          </table:table-cell>
          <table:table-cell office:value-type="float" office:value="-0.00339175" calcext:value-type="float">
            <text:p>-0.00339175</text:p>
          </table:table-cell>
          <table:table-cell office:value-type="float" office:value="-0.0013332" calcext:value-type="float">
            <text:p>-0.0013332</text:p>
          </table:table-cell>
          <table:table-cell office:value-type="float" office:value="0.590935" calcext:value-type="float">
            <text:p>0.590935</text:p>
          </table:table-cell>
          <table:table-cell/>
          <table:table-cell office:value-type="float" office:value="0.590849" calcext:value-type="float">
            <text:p>0.590849</text:p>
          </table:table-cell>
          <table:table-cell office:value-type="float" office:value="0.266739" calcext:value-type="float">
            <text:p>0.266739</text:p>
          </table:table-cell>
          <table:table-cell office:value-type="float" office:value="0.560292" calcext:value-type="float">
            <text:p>0.560292</text:p>
          </table:table-cell>
          <table:table-cell office:value-type="float" office:value="0.00711111" calcext:value-type="float">
            <text:p>0.00711111</text:p>
          </table:table-cell>
          <table:table-cell/>
        </table:table-row>
        <table:table-row table:style-name="ro1">
          <table:table-cell/>
          <table:table-cell office:value-type="float" office:value="0.0683537" calcext:value-type="float">
            <text:p>0.0683537</text:p>
          </table:table-cell>
          <table:table-cell office:value-type="float" office:value="0.00943023" calcext:value-type="float">
            <text:p>0.00943023</text:p>
          </table:table-cell>
          <table:table-cell office:value-type="float" office:value="0.791055" calcext:value-type="float">
            <text:p>0.791055</text:p>
          </table:table-cell>
          <table:table-cell office:value-type="float" office:value="0.687374" calcext:value-type="float">
            <text:p>0.687374</text:p>
          </table:table-cell>
          <table:table-cell/>
          <table:table-cell office:value-type="float" office:value="0.670745" calcext:value-type="float">
            <text:p>0.670745</text:p>
          </table:table-cell>
          <table:table-cell office:value-type="float" office:value="0.827239" calcext:value-type="float">
            <text:p>0.827239</text:p>
          </table:table-cell>
          <table:table-cell office:value-type="float" office:value="0.00313119" calcext:value-type="float">
            <text:p>0.00313119</text:p>
          </table:table-cell>
          <table:table-cell office:value-type="float" office:value="-0.0033431" calcext:value-type="float">
            <text:p>-0.0033431</text:p>
          </table:table-cell>
          <table:table-cell/>
          <table:table-cell office:value-type="float" office:value="0.606451" calcext:value-type="float">
            <text:p>0.606451</text:p>
          </table:table-cell>
          <table:table-cell office:value-type="float" office:value="0.575552" calcext:value-type="float">
            <text:p>0.575552</text:p>
          </table:table-cell>
          <table:table-cell office:value-type="float" office:value="0.654384" calcext:value-type="float">
            <text:p>0.654384</text:p>
          </table:table-cell>
          <table:table-cell office:value-type="float" office:value="0.00711512" calcext:value-type="float">
            <text:p>0.00711512</text:p>
          </table:table-cell>
          <table:table-cell/>
        </table:table-row>
        <table:table-row table:style-name="ro1">
          <table:table-cell/>
          <table:table-cell office:value-type="float" office:value="0.864219" calcext:value-type="float">
            <text:p>0.864219</text:p>
          </table:table-cell>
          <table:table-cell office:value-type="float" office:value="0.704119" calcext:value-type="float">
            <text:p>0.704119</text:p>
          </table:table-cell>
          <table:table-cell office:value-type="float" office:value="0.687342" calcext:value-type="float">
            <text:p>0.687342</text:p>
          </table:table-cell>
          <table:table-cell office:value-type="float" office:value="0.419584" calcext:value-type="float">
            <text:p>0.419584</text:p>
          </table:table-cell>
          <table:table-cell/>
          <table:table-cell office:value-type="float" office:value="0.0178731" calcext:value-type="float">
            <text:p>0.0178731</text:p>
          </table:table-cell>
          <table:table-cell office:value-type="float" office:value="0.606442" calcext:value-type="float">
            <text:p>0.606442</text:p>
          </table:table-cell>
          <table:table-cell office:value-type="float" office:value="0.606461" calcext:value-type="float">
            <text:p>0.606461</text:p>
          </table:table-cell>
          <table:table-cell office:value-type="float" office:value="0.704151" calcext:value-type="float">
            <text:p>0.704151</text:p>
          </table:table-cell>
          <table:table-cell/>
          <table:table-cell office:value-type="float" office:value="0.687333" calcext:value-type="float">
            <text:p>0.687333</text:p>
          </table:table-cell>
          <table:table-cell office:value-type="float" office:value="0.590861" calcext:value-type="float">
            <text:p>0.590861</text:p>
          </table:table-cell>
          <table:table-cell office:value-type="float" office:value="0.369069" calcext:value-type="float">
            <text:p>0.369069</text:p>
          </table:table-cell>
          <table:table-cell office:value-type="float" office:value="0.00711111" calcext:value-type="float">
            <text:p>0.00711111</text:p>
          </table:table-cell>
          <table:table-cell/>
        </table:table-row>
        <table:table-row table:style-name="ro1">
          <table:table-cell/>
          <table:table-cell office:value-type="float" office:value="-0.00126848" calcext:value-type="float">
            <text:p>-0.00126848</text:p>
          </table:table-cell>
          <table:table-cell office:value-type="float" office:value="-0.00342418" calcext:value-type="float">
            <text:p>-0.00342418</text:p>
          </table:table-cell>
          <table:table-cell office:value-type="float" office:value="0.57559" calcext:value-type="float">
            <text:p>0.57559</text:p>
          </table:table-cell>
          <table:table-cell office:value-type="float" office:value="0.80904" calcext:value-type="float">
            <text:p>0.80904</text:p>
          </table:table-cell>
          <table:table-cell/>
          <table:table-cell office:value-type="float" office:value="0.622286" calcext:value-type="float">
            <text:p>0.622286</text:p>
          </table:table-cell>
          <table:table-cell office:value-type="float" office:value="0.606473" calcext:value-type="float">
            <text:p>0.606473</text:p>
          </table:table-cell>
          <table:table-cell office:value-type="float" office:value="0.773272" calcext:value-type="float">
            <text:p>0.773272</text:p>
          </table:table-cell>
          <table:table-cell office:value-type="float" office:value="0.622225" calcext:value-type="float">
            <text:p>0.622225</text:p>
          </table:table-cell>
          <table:table-cell/>
          <table:table-cell office:value-type="float" office:value="0.0682181" calcext:value-type="float">
            <text:p>0.0682181</text:p>
          </table:table-cell>
          <table:table-cell office:value-type="float" office:value="0.333054" calcext:value-type="float">
            <text:p>0.33305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0296" calcext:value-type="float">
            <text:p>0.560296</text:p>
          </table:table-cell>
          <table:table-cell/>
        </table:table-row>
        <table:table-row table:style-name="ro1">
          <table:table-cell/>
          <table:table-cell office:value-type="float" office:value="0.0119593" calcext:value-type="float">
            <text:p>0.0119593</text:p>
          </table:table-cell>
          <table:table-cell office:value-type="float" office:value="0.654365" calcext:value-type="float">
            <text:p>0.654365</text:p>
          </table:table-cell>
          <table:table-cell office:value-type="float" office:value="0.755682" calcext:value-type="float">
            <text:p>0.755682</text:p>
          </table:table-cell>
          <table:table-cell office:value-type="float" office:value="0.791053" calcext:value-type="float">
            <text:p>0.791053</text:p>
          </table:table-cell>
          <table:table-cell/>
          <table:table-cell office:value-type="float" office:value="0.827233" calcext:value-type="float">
            <text:p>0.827233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704151" calcext:value-type="float">
            <text:p>0.704151</text:p>
          </table:table-cell>
          <table:table-cell office:value-type="float" office:value="0.670746" calcext:value-type="float">
            <text:p>0.670746</text:p>
          </table:table-cell>
          <table:table-cell/>
          <table:table-cell office:value-type="float" office:value="0.560388" calcext:value-type="float">
            <text:p>0.560388</text:p>
          </table:table-cell>
          <table:table-cell office:value-type="float" office:value="0.0146505" calcext:value-type="float">
            <text:p>0.0146505</text:p>
          </table:table-cell>
          <table:table-cell office:value-type="float" office:value="0.333438" calcext:value-type="float">
            <text:p>0.333438</text:p>
          </table:table-cell>
          <table:table-cell office:value-type="float" office:value="0.00309091" calcext:value-type="float">
            <text:p>0.00309091</text:p>
          </table:table-cell>
          <table:table-cell/>
        </table:table-row>
        <table:table-row table:style-name="ro1">
          <table:table-cell/>
          <table:table-cell office:value-type="float" office:value="0.560317" calcext:value-type="float">
            <text:p>0.560317</text:p>
          </table:table-cell>
          <table:table-cell office:value-type="float" office:value="0.721102" calcext:value-type="float">
            <text:p>0.721102</text:p>
          </table:table-cell>
          <table:table-cell office:value-type="float" office:value="0.845627" calcext:value-type="float">
            <text:p>0.845627</text:p>
          </table:table-cell>
          <table:table-cell office:value-type="float" office:value="0.773262" calcext:value-type="float">
            <text:p>0.773262</text:p>
          </table:table-cell>
          <table:table-cell/>
          <table:table-cell office:value-type="float" office:value="0.791063" calcext:value-type="float">
            <text:p>0.791063</text:p>
          </table:table-cell>
          <table:table-cell office:value-type="float" office:value="0.687364" calcext:value-type="float">
            <text:p>0.687364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670756" calcext:value-type="float">
            <text:p>0.670756</text:p>
          </table:table-cell>
          <table:table-cell/>
          <table:table-cell office:value-type="float" office:value="0.560308" calcext:value-type="float">
            <text:p>0.560308</text:p>
          </table:table-cell>
          <table:table-cell office:value-type="float" office:value="0.446352" calcext:value-type="float">
            <text:p>0.446352</text:p>
          </table:table-cell>
          <table:table-cell office:value-type="float" office:value="-0.00494543" calcext:value-type="float">
            <text:p>-0.00494543</text:p>
          </table:table-cell>
          <table:table-cell office:value-type="float" office:value="0.00138182" calcext:value-type="float">
            <text:p>0.00138182</text:p>
          </table:table-cell>
          <table:table-cell/>
        </table:table-row>
        <table:table-row table:style-name="ro1">
          <table:table-cell/>
          <table:table-cell office:value-type="float" office:value="-0.00499975" calcext:value-type="float">
            <text:p>-0.00499975</text:p>
          </table:table-cell>
          <table:table-cell office:value-type="float" office:value="0.654372" calcext:value-type="float">
            <text:p>0.654372</text:p>
          </table:table-cell>
          <table:table-cell office:value-type="float" office:value="0.809044" calcext:value-type="float">
            <text:p>0.809044</text:p>
          </table:table-cell>
          <table:table-cell office:value-type="float" office:value="0.738293" calcext:value-type="float">
            <text:p>0.738293</text:p>
          </table:table-cell>
          <table:table-cell/>
          <table:table-cell office:value-type="float" office:value="0.687364" calcext:value-type="float">
            <text:p>0.687364</text:p>
          </table:table-cell>
          <table:table-cell office:value-type="float" office:value="0.560408" calcext:value-type="float">
            <text:p>0.560408</text:p>
          </table:table-cell>
          <table:table-cell office:value-type="float" office:value="0.68733" calcext:value-type="float">
            <text:p>0.68733</text:p>
          </table:table-cell>
          <table:table-cell office:value-type="float" office:value="0.0240354" calcext:value-type="float">
            <text:p>0.0240354</text:p>
          </table:table-cell>
          <table:table-cell/>
          <table:table-cell office:value-type="float" office:value="0.530645" calcext:value-type="float">
            <text:p>0.530645</text:p>
          </table:table-cell>
          <table:table-cell office:value-type="float" office:value="0.00138989" calcext:value-type="float">
            <text:p>0.00138989</text:p>
          </table:table-cell>
          <table:table-cell office:value-type="float" office:value="0.00331239" calcext:value-type="float">
            <text:p>0.00331239</text:p>
          </table:table-cell>
          <table:table-cell office:value-type="float" office:value="0.333276" calcext:value-type="float">
            <text:p>0.33327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00138181818181825" calcext:value-type="float">
            <text:p>0.0013818182</text:p>
          </table:table-cell>
          <table:table-cell table:number-columns-repeated="4"/>
          <table:table-cell office:value-type="float" office:value="0.0175676" calcext:value-type="float">
            <text:p>0.0175676</text:p>
          </table:table-cell>
          <table:table-cell office:value-type="float" office:value="-0.00114108" calcext:value-type="float">
            <text:p>-0.00114108</text:p>
          </table:table-cell>
          <table:table-cell office:value-type="float" office:value="0.638194" calcext:value-type="float">
            <text:p>0.638194</text:p>
          </table:table-cell>
          <table:table-cell office:value-type="float" office:value="0.0483286" calcext:value-type="float">
            <text:p>0.0483286</text:p>
          </table:table-cell>
          <table:table-cell/>
          <table:table-cell office:value-type="float" office:value="-0.00343432" calcext:value-type="float">
            <text:p>-0.00343432</text:p>
          </table:table-cell>
          <table:table-cell office:value-type="float" office:value="0.164206" calcext:value-type="float">
            <text:p>0.164206</text:p>
          </table:table-cell>
          <table:table-cell office:value-type="float" office:value="0.459738" calcext:value-type="float">
            <text:p>0.459738</text:p>
          </table:table-cell>
          <table:table-cell office:value-type="float" office:value="-0.00461601" calcext:value-type="float">
            <text:p>-0.00461601</text:p>
          </table:table-cell>
          <table:table-cell/>
        </table:table-row>
        <table:table-row table:style-name="ro1">
          <table:table-cell/>
          <table:table-cell office:value-type="float" office:value="-0.00342418016642117" calcext:value-type="float">
            <text:p>-0.0034241802</text:p>
          </table:table-cell>
          <table:table-cell table:number-columns-repeated="4"/>
          <table:table-cell office:value-type="float" office:value="0.236272" calcext:value-type="float">
            <text:p>0.236272</text:p>
          </table:table-cell>
          <table:table-cell office:value-type="float" office:value="0.606451" calcext:value-type="float">
            <text:p>0.606451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0578037" calcext:value-type="float">
            <text:p>0.0578037</text:p>
          </table:table-cell>
          <table:table-cell/>
          <table:table-cell office:value-type="float" office:value="-0.00253737" calcext:value-type="float">
            <text:p>-0.00253737</text:p>
          </table:table-cell>
          <table:table-cell office:value-type="float" office:value="0.515992" calcext:value-type="float">
            <text:p>0.515992</text:p>
          </table:table-cell>
          <table:table-cell office:value-type="float" office:value="0.0175755" calcext:value-type="float">
            <text:p>0.0175755</text:p>
          </table:table-cell>
          <table:table-cell office:value-type="float" office:value="0.0392766" calcext:value-type="float">
            <text:p>0.0392766</text:p>
          </table:table-cell>
          <table:table-cell/>
        </table:table-row>
        <table:table-row table:style-name="ro1">
          <table:table-cell/>
          <table:table-cell office:value-type="float" office:value="0.00942422338540731" calcext:value-type="float">
            <text:p>0.0094242234</text:p>
          </table:table-cell>
          <table:table-cell table:number-columns-repeated="4"/>
          <table:table-cell office:value-type="float" office:value="0.516108" calcext:value-type="float">
            <text:p>0.516108</text:p>
          </table:table-cell>
          <table:table-cell office:value-type="float" office:value="0.606473" calcext:value-type="float">
            <text:p>0.606473</text:p>
          </table:table-cell>
          <table:table-cell office:value-type="float" office:value="0.0240196" calcext:value-type="float">
            <text:p>0.0240196</text:p>
          </table:table-cell>
          <table:table-cell office:value-type="float" office:value="0.00323589" calcext:value-type="float">
            <text:p>0.00323589</text:p>
          </table:table-cell>
          <table:table-cell/>
          <table:table-cell office:value-type="float" office:value="0.172443" calcext:value-type="float">
            <text:p>0.172443</text:p>
          </table:table-cell>
          <table:table-cell office:value-type="float" office:value="0.0528481" calcext:value-type="float">
            <text:p>0.0528481</text:p>
          </table:table-cell>
          <table:table-cell office:value-type="float" office:value="0.432864" calcext:value-type="float">
            <text:p>0.432864</text:p>
          </table:table-cell>
          <table:table-cell office:value-type="float" office:value="0.00545207" calcext:value-type="float">
            <text:p>0.00545207</text:p>
          </table:table-cell>
          <table:table-cell/>
        </table:table-row>
        <table:table-row table:style-name="ro1">
          <table:table-cell/>
          <table:table-cell office:value-type="float" office:value="-0.0045977475885057" calcext:value-type="float">
            <text:p>-0.0045977476</text:p>
          </table:table-cell>
          <table:table-cell table:number-columns-repeated="4"/>
          <table:table-cell table:style-name="ce1" office:value-type="float" office:value="0.791051" calcext:value-type="float">
            <text:p>0.791051</text:p>
          </table:table-cell>
          <table:table-cell office:value-type="float" office:value="0.381392" calcext:value-type="float">
            <text:p>0.381392</text:p>
          </table:table-cell>
          <table:table-cell office:value-type="float" office:value="0.0351691" calcext:value-type="float">
            <text:p>0.0351691</text:p>
          </table:table-cell>
          <table:table-cell office:value-type="float" office:value="0.0119393" calcext:value-type="float">
            <text:p>0.0119393</text:p>
          </table:table-cell>
          <table:table-cell/>
          <table:table-cell table:style-name="ce1" office:value-type="float" office:value="0.54533" calcext:value-type="float">
            <text:p>0.54533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0.00715122" calcext:value-type="float">
            <text:p>0.00715122</text:p>
          </table:table-cell>
          <table:table-cell office:value-type="float" office:value="0.104639" calcext:value-type="float">
            <text:p>0.1046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00138989" calcext:value-type="float">
            <text:p>0.00138989</text:p>
          </table:table-cell>
          <table:table-cell office:value-type="float" office:value="0.217765" calcext:value-type="float">
            <text:p>0.217765</text:p>
          </table:table-cell>
          <table:table-cell office:value-type="float" office:value="0.356788" calcext:value-type="float">
            <text:p>0.356788</text:p>
          </table:table-cell>
          <table:table-cell office:value-type="float" office:value="0.288139" calcext:value-type="float">
            <text:p>0.288139</text:p>
          </table:table-cell>
          <table:table-cell/>
          <table:table-cell office:value-type="float" office:value="0.0688615" calcext:value-type="float">
            <text:p>0.0688615</text:p>
          </table:table-cell>
          <table:table-cell office:value-type="float" office:value="0.0795119" calcext:value-type="float">
            <text:p>0.0795119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172267" calcext:value-type="float">
            <text:p>0.172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46431" calcext:value-type="float">
            <text:p>0.246431</text:p>
          </table:table-cell>
          <table:table-cell office:value-type="float" office:value="0.20762" calcext:value-type="float">
            <text:p>0.20762</text:p>
          </table:table-cell>
          <table:table-cell office:value-type="float" office:value="0.00717128" calcext:value-type="float">
            <text:p>0.00717128</text:p>
          </table:table-cell>
          <table:table-cell office:value-type="float" office:value="0.256367" calcext:value-type="float">
            <text:p>0.256367</text:p>
          </table:table-cell>
          <table:table-cell/>
          <table:table-cell office:value-type="float" office:value="0.0240551" calcext:value-type="float">
            <text:p>0.0240551</text:p>
          </table:table-cell>
          <table:table-cell office:value-type="float" office:value="0.027898" calcext:value-type="float">
            <text:p>0.027898</text:p>
          </table:table-cell>
          <table:table-cell office:value-type="float" office:value="0.0277508" calcext:value-type="float">
            <text:p>0.0277508</text:p>
          </table:table-cell>
          <table:table-cell office:value-type="float" office:value="0.0312714" calcext:value-type="float">
            <text:p>0.03127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2522" calcext:value-type="float">
            <text:p>0.12522</text:p>
          </table:table-cell>
          <table:table-cell office:value-type="float" office:value="-0.00452333" calcext:value-type="float">
            <text:p>-0.00452333</text:p>
          </table:table-cell>
          <table:table-cell office:value-type="float" office:value="-0.00247662" calcext:value-type="float">
            <text:p>-0.00247662</text:p>
          </table:table-cell>
          <table:table-cell office:value-type="float" office:value="0.393965" calcext:value-type="float">
            <text:p>0.393965</text:p>
          </table:table-cell>
          <table:table-cell/>
          <table:table-cell office:value-type="float" office:value="0.140081" calcext:value-type="float">
            <text:p>0.140081</text:p>
          </table:table-cell>
          <table:table-cell office:value-type="float" office:value="0.104501" calcext:value-type="float">
            <text:p>0.104501</text:p>
          </table:table-cell>
          <table:table-cell office:value-type="float" office:value="0.0096223" calcext:value-type="float">
            <text:p>0.0096223</text:p>
          </table:table-cell>
          <table:table-cell office:value-type="float" office:value="0.132562" calcext:value-type="float">
            <text:p>0.1325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72247" calcext:value-type="float">
            <text:p>0.172247</text:p>
          </table:table-cell>
          <table:table-cell office:value-type="float" office:value="-0.0040846" calcext:value-type="float">
            <text:p>-0.0040846</text:p>
          </table:table-cell>
          <table:table-cell office:value-type="float" office:value="0.344824" calcext:value-type="float">
            <text:p>0.344824</text:p>
          </table:table-cell>
          <table:table-cell office:value-type="float" office:value="0.446117" calcext:value-type="float">
            <text:p>0.446117</text:p>
          </table:table-cell>
          <table:table-cell/>
          <table:table-cell office:value-type="float" office:value="0.00509849" calcext:value-type="float">
            <text:p>0.00509849</text:p>
          </table:table-cell>
          <table:table-cell office:value-type="float" office:value="0.0393814" calcext:value-type="float">
            <text:p>0.0393814</text:p>
          </table:table-cell>
          <table:table-cell office:value-type="float" office:value="0.180784" calcext:value-type="float">
            <text:p>0.180784</text:p>
          </table:table-cell>
          <table:table-cell office:value-type="float" office:value="0.207778" calcext:value-type="float">
            <text:p>0.2077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419649" calcext:value-type="float">
            <text:p>0.419649</text:p>
          </table:table-cell>
          <table:table-cell office:value-type="float" office:value="-0.0014303" calcext:value-type="float">
            <text:p>-0.0014303</text:p>
          </table:table-cell>
          <table:table-cell office:value-type="float" office:value="-0.00412111" calcext:value-type="float">
            <text:p>-0.00412111</text:p>
          </table:table-cell>
          <table:table-cell office:value-type="float" office:value="0.487508" calcext:value-type="float">
            <text:p>0.487508</text:p>
          </table:table-cell>
          <table:table-cell/>
          <table:table-cell office:value-type="float" office:value="0.00949426" calcext:value-type="float">
            <text:p>0.00949426</text:p>
          </table:table-cell>
          <table:table-cell office:value-type="float" office:value="0.21714" calcext:value-type="float">
            <text:p>0.21714</text:p>
          </table:table-cell>
          <table:table-cell office:value-type="float" office:value="-0.00464646" calcext:value-type="float">
            <text:p>-0.00464646</text:p>
          </table:table-cell>
          <table:table-cell office:value-type="float" office:value="0.216975" calcext:value-type="float">
            <text:p>0.21697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float" office:value="0.687336525510227" calcext:value-type="float">
            <text:p>0.6873365255</text:p>
          </table:table-cell>
          <table:table-cell table:number-columns-repeated="4"/>
          <table:table-cell office:value-type="float" office:value="0.406676914810453" calcext:value-type="float">
            <text:p>0.40667691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0.00493731139758342" calcext:value-type="float">
            <text:p>-0.0049373114</text:p>
          </table:table-cell>
          <table:table-cell table:number-columns-repeated="4"/>
          <table:table-cell office:value-type="float" office:value="-0.00142423091530574" calcext:value-type="float">
            <text:p>-0.001424230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70769398589193" calcext:value-type="float">
            <text:p>0.6707693986</text:p>
          </table:table-cell>
          <table:table-cell table:number-columns-repeated="4"/>
          <table:table-cell office:value-type="float" office:value="0.368982647440698" calcext:value-type="float">
            <text:p>0.368982647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0.00492513064070644" calcext:value-type="float">
            <text:p>-0.0049251306</text:p>
          </table:table-cell>
          <table:table-cell table:number-columns-repeated="4"/>
          <table:table-cell office:value-type="float" office:value="-0.00492513064070644" calcext:value-type="float">
            <text:p>-0.0049251306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441" calcext:value-type="float">
            <text:p>0.0101441</text:p>
          </table:table-cell>
          <table:table-cell office:value-type="float" office:value="0.27735" calcext:value-type="float">
            <text:p>0.27735</text:p>
          </table:table-cell>
          <table:table-cell office:value-type="float" office:value="0.670769" calcext:value-type="float">
            <text:p>0.670769</text:p>
          </table:table-cell>
          <table:table-cell office:value-type="float" office:value="0.57548" calcext:value-type="float">
            <text:p>0.57548</text:p>
          </table:table-cell>
          <table:table-cell table:number-columns-repeated="2"/>
          <table:table-cell office:value-type="float" office:value="0.34526" calcext:value-type="float">
            <text:p>0.34526</text:p>
          </table:table-cell>
          <table:table-cell office:value-type="float" office:value="0.419797" calcext:value-type="float">
            <text:p>0.419797</text:p>
          </table:table-cell>
          <table:table-cell office:value-type="float" office:value="0.48755" calcext:value-type="float">
            <text:p>0.48755</text:p>
          </table:table-cell>
          <table:table-cell office:value-type="float" office:value="0.530645" calcext:value-type="float">
            <text:p>0.530645</text:p>
          </table:table-cell>
          <table:table-cell/>
          <table:table-cell office:value-type="float" office:value="-0.000101008" calcext:value-type="float">
            <text:p>-0.000101008</text:p>
          </table:table-cell>
          <table:table-cell office:value-type="float" office:value="0.189542" calcext:value-type="float">
            <text:p>0.189542</text:p>
          </table:table-cell>
          <table:table-cell office:value-type="float" office:value="0.00507236" calcext:value-type="float">
            <text:p>0.00507236</text:p>
          </table:table-cell>
          <table:table-cell office:value-type="float" office:value="0.132576" calcext:value-type="float">
            <text:p>0.132576</text:p>
          </table:table-cell>
        </table:table-row>
        <table:table-row table:style-name="ro1">
          <table:table-cell/>
          <table:table-cell office:value-type="float" office:value="0.381652" calcext:value-type="float">
            <text:p>0.381652</text:p>
          </table:table-cell>
          <table:table-cell office:value-type="float" office:value="0.57559" calcext:value-type="float">
            <text:p>0.57559</text:p>
          </table:table-cell>
          <table:table-cell office:value-type="float" office:value="0.755693" calcext:value-type="float">
            <text:p>0.755693</text:p>
          </table:table-cell>
          <table:table-cell office:value-type="float" office:value="0.638229" calcext:value-type="float">
            <text:p>0.638229</text:p>
          </table:table-cell>
          <table:table-cell table:number-columns-repeated="2"/>
          <table:table-cell office:value-type="float" office:value="0.277277" calcext:value-type="float">
            <text:p>0.277277</text:p>
          </table:table-cell>
          <table:table-cell office:value-type="float" office:value="0.344808" calcext:value-type="float">
            <text:p>0.344808</text:p>
          </table:table-cell>
          <table:table-cell office:value-type="float" office:value="0.00712314" calcext:value-type="float">
            <text:p>0.00712314</text:p>
          </table:table-cell>
          <table:table-cell office:value-type="float" office:value="0.446265" calcext:value-type="float">
            <text:p>0.446265</text:p>
          </table:table-cell>
          <table:table-cell/>
          <table:table-cell office:value-type="float" office:value="0.164206" calcext:value-type="float">
            <text:p>0.164206</text:p>
          </table:table-cell>
          <table:table-cell office:value-type="float" office:value="0.0314906" calcext:value-type="float">
            <text:p>0.0314906</text:p>
          </table:table-cell>
          <table:table-cell office:value-type="float" office:value="0.356779" calcext:value-type="float">
            <text:p>0.356779</text:p>
          </table:table-cell>
          <table:table-cell office:value-type="float" office:value="0.393857" calcext:value-type="float">
            <text:p>0.393857</text:p>
          </table:table-cell>
        </table:table-row>
        <table:table-row table:style-name="ro1">
          <table:table-cell/>
          <table:table-cell office:value-type="float" office:value="0.57547" calcext:value-type="float">
            <text:p>0.57547</text:p>
          </table:table-cell>
          <table:table-cell office:value-type="float" office:value="0.310184" calcext:value-type="float">
            <text:p>0.310184</text:p>
          </table:table-cell>
          <table:table-cell table:style-name="ce1" office:value-type="float" office:value="0.773268" calcext:value-type="float">
            <text:p>0.773268</text:p>
          </table:table-cell>
          <table:table-cell office:value-type="float" office:value="0.0353464" calcext:value-type="float">
            <text:p>0.0353464</text:p>
          </table:table-cell>
          <table:table-cell table:number-columns-repeated="2"/>
          <table:table-cell office:value-type="float" office:value="0.57548" calcext:value-type="float">
            <text:p>0.57548</text:p>
          </table:table-cell>
          <table:table-cell office:value-type="float" office:value="0.515976" calcext:value-type="float">
            <text:p>0.515976</text:p>
          </table:table-cell>
          <table:table-cell office:value-type="float" office:value="0.487462" calcext:value-type="float">
            <text:p>0.487462</text:p>
          </table:table-cell>
          <table:table-cell office:value-type="float" office:value="0.299275" calcext:value-type="float">
            <text:p>0.299275</text:p>
          </table:table-cell>
          <table:table-cell/>
          <table:table-cell office:value-type="float" office:value="0.00323589" calcext:value-type="float">
            <text:p>0.00323589</text:p>
          </table:table-cell>
          <table:table-cell office:value-type="float" office:value="0.446124" calcext:value-type="float">
            <text:p>0.446124</text:p>
          </table:table-cell>
          <table:table-cell office:value-type="float" office:value="0.381302" calcext:value-type="float">
            <text:p>0.381302</text:p>
          </table:table-cell>
          <table:table-cell office:value-type="float" office:value="0.132576" calcext:value-type="float">
            <text:p>0.132576</text:p>
          </table:table-cell>
        </table:table-row>
        <table:table-row table:style-name="ro1">
          <table:table-cell/>
          <table:table-cell office:value-type="float" office:value="0.755678" calcext:value-type="float">
            <text:p>0.755678</text:p>
          </table:table-cell>
          <table:table-cell office:value-type="float" office:value="0.755693" calcext:value-type="float">
            <text:p>0.755693</text:p>
          </table:table-cell>
          <table:table-cell office:value-type="float" office:value="0.606435" calcext:value-type="float">
            <text:p>0.606435</text:p>
          </table:table-cell>
          <table:table-cell office:value-type="float" office:value="-0.00252522" calcext:value-type="float">
            <text:p>-0.00252522</text:p>
          </table:table-cell>
          <table:table-cell table:number-columns-repeated="2"/>
          <table:table-cell office:value-type="float" office:value="0.487425" calcext:value-type="float">
            <text:p>0.487425</text:p>
          </table:table-cell>
          <table:table-cell office:value-type="float" office:value="0.207625" calcext:value-type="float">
            <text:p>0.207625</text:p>
          </table:table-cell>
          <table:table-cell office:value-type="float" office:value="0.266739" calcext:value-type="float">
            <text:p>0.266739</text:p>
          </table:table-cell>
          <table:table-cell office:value-type="float" office:value="0.299462" calcext:value-type="float">
            <text:p>0.299462</text:p>
          </table:table-cell>
          <table:table-cell/>
          <table:table-cell office:value-type="float" office:value="0.34526" calcext:value-type="float">
            <text:p>0.34526</text:p>
          </table:table-cell>
          <table:table-cell office:value-type="float" office:value="0.0353873" calcext:value-type="float">
            <text:p>0.0353873</text:p>
          </table:table-cell>
          <table:table-cell table:style-name="ce2" office:value-type="float" office:value="-0.0000404006" calcext:value-type="float">
            <text:p>-4.04E-05</text:p>
          </table:table-cell>
          <table:table-cell office:value-type="float" office:value="0.0072916" calcext:value-type="float">
            <text:p>0.0072916</text:p>
          </table:table-cell>
        </table:table-row>
        <table:table-row table:style-name="ro1">
          <table:table-cell/>
          <table:table-cell office:value-type="float" office:value="0.00711111" calcext:value-type="float">
            <text:p>0.00711111</text:p>
          </table:table-cell>
          <table:table-cell office:value-type="float" office:value="0.310807" calcext:value-type="float">
            <text:p>0.310807</text:p>
          </table:table-cell>
          <table:table-cell office:value-type="float" office:value="0.406925" calcext:value-type="float">
            <text:p>0.406925</text:p>
          </table:table-cell>
          <table:table-cell office:value-type="float" office:value="0.369365" calcext:value-type="float">
            <text:p>0.369365</text:p>
          </table:table-cell>
          <table:table-cell table:number-columns-repeated="2"/>
          <table:table-cell table:style-name="ce1" office:value-type="float" office:value="0.654372" calcext:value-type="float">
            <text:p>0.654372</text:p>
          </table:table-cell>
          <table:table-cell office:value-type="float" office:value="0.419766" calcext:value-type="float">
            <text:p>0.419766</text:p>
          </table:table-cell>
          <table:table-cell office:value-type="float" office:value="-0.00435631" calcext:value-type="float">
            <text:p>-0.00435631</text:p>
          </table:table-cell>
          <table:table-cell office:value-type="float" office:value="0.256637" calcext:value-type="float">
            <text:p>0.256637</text:p>
          </table:table-cell>
          <table:table-cell/>
          <table:table-cell table:style-name="ce1" office:value-type="float" office:value="0.606429" calcext:value-type="float">
            <text:p>0.606429</text:p>
          </table:table-cell>
          <table:table-cell office:value-type="float" office:value="0.321672" calcext:value-type="float">
            <text:p>0.321672</text:p>
          </table:table-cell>
          <table:table-cell office:value-type="float" office:value="0.0437504" calcext:value-type="float">
            <text:p>0.0437504</text:p>
          </table:table-cell>
          <table:table-cell office:value-type="float" office:value="0.267094" calcext:value-type="float">
            <text:p>0.267094</text:p>
          </table:table-cell>
        </table:table-row>
        <table:table-row table:style-name="ro1">
          <table:table-cell/>
          <table:table-cell office:value-type="float" office:value="0.755672" calcext:value-type="float">
            <text:p>0.755672</text:p>
          </table:table-cell>
          <table:table-cell office:value-type="float" office:value="-0.00451861" calcext:value-type="float">
            <text:p>-0.00451861</text:p>
          </table:table-cell>
          <table:table-cell office:value-type="float" office:value="0.31069" calcext:value-type="float">
            <text:p>0.31069</text:p>
          </table:table-cell>
          <table:table-cell office:value-type="float" office:value="0.00711111" calcext:value-type="float">
            <text:p>0.00711111</text:p>
          </table:table-cell>
          <table:table-cell table:number-columns-repeated="2"/>
          <table:table-cell office:value-type="float" office:value="0.575467" calcext:value-type="float">
            <text:p>0.575467</text:p>
          </table:table-cell>
          <table:table-cell office:value-type="float" office:value="0.345168" calcext:value-type="float">
            <text:p>0.345168</text:p>
          </table:table-cell>
          <table:table-cell office:value-type="float" office:value="0.310334" calcext:value-type="float">
            <text:p>0.310334</text:p>
          </table:table-cell>
          <table:table-cell office:value-type="float" office:value="0.288074" calcext:value-type="float">
            <text:p>0.288074</text:p>
          </table:table-cell>
          <table:table-cell/>
          <table:table-cell office:value-type="float" office:value="0.590904" calcext:value-type="float">
            <text:p>0.590904</text:p>
          </table:table-cell>
          <table:table-cell office:value-type="float" office:value="0.0495687" calcext:value-type="float">
            <text:p>0.0495687</text:p>
          </table:table-cell>
          <table:table-cell office:value-type="float" office:value="0.344816" calcext:value-type="float">
            <text:p>0.344816</text:p>
          </table:table-cell>
          <table:table-cell office:value-type="float" office:value="0.208699" calcext:value-type="float">
            <text:p>0.208699</text:p>
          </table:table-cell>
        </table:table-row>
        <table:table-row table:style-name="ro1">
          <table:table-cell/>
          <table:table-cell office:value-type="float" office:value="0.654414" calcext:value-type="float">
            <text:p>0.654414</text:p>
          </table:table-cell>
          <table:table-cell office:value-type="float" office:value="0.487627" calcext:value-type="float">
            <text:p>0.487627</text:p>
          </table:table-cell>
          <table:table-cell office:value-type="float" office:value="0.227138" calcext:value-type="float">
            <text:p>0.227138</text:p>
          </table:table-cell>
          <table:table-cell office:value-type="float" office:value="0.333535" calcext:value-type="float">
            <text:p>0.333535</text:p>
          </table:table-cell>
          <table:table-cell table:number-columns-repeated="2"/>
          <table:table-cell office:value-type="float" office:value="0.545447" calcext:value-type="float">
            <text:p>0.545447</text:p>
          </table:table-cell>
          <table:table-cell office:value-type="float" office:value="0.369235" calcext:value-type="float">
            <text:p>0.369235</text:p>
          </table:table-cell>
          <table:table-cell office:value-type="float" office:value="0.277312" calcext:value-type="float">
            <text:p>0.277312</text:p>
          </table:table-cell>
          <table:table-cell office:value-type="float" office:value="0.104682" calcext:value-type="float">
            <text:p>0.104682</text:p>
          </table:table-cell>
          <table:table-cell/>
          <table:table-cell office:value-type="float" office:value="0.459685" calcext:value-type="float">
            <text:p>0.459685</text:p>
          </table:table-cell>
          <table:table-cell office:value-type="float" office:value="0.369069" calcext:value-type="float">
            <text:p>0.369069</text:p>
          </table:table-cell>
          <table:table-cell office:value-type="float" office:value="0.266728" calcext:value-type="float">
            <text:p>0.266728</text:p>
          </table:table-cell>
          <table:table-cell office:value-type="float" office:value="0.0177819" calcext:value-type="float">
            <text:p>0.0177819</text:p>
          </table:table-cell>
        </table:table-row>
        <table:table-row table:style-name="ro1">
          <table:table-cell/>
          <table:table-cell office:value-type="float" office:value="0.00947225" calcext:value-type="float">
            <text:p>0.00947225</text:p>
          </table:table-cell>
          <table:table-cell office:value-type="float" office:value="0.0312323" calcext:value-type="float">
            <text:p>0.0312323</text:p>
          </table:table-cell>
          <table:table-cell office:value-type="float" office:value="0.344983" calcext:value-type="float">
            <text:p>0.344983</text:p>
          </table:table-cell>
          <table:table-cell office:value-type="float" office:value="0.0120192" calcext:value-type="float">
            <text:p>0.0120192</text:p>
          </table:table-cell>
          <table:table-cell table:number-columns-repeated="2"/>
          <table:table-cell office:value-type="float" office:value="0.29908" calcext:value-type="float">
            <text:p>0.29908</text:p>
          </table:table-cell>
          <table:table-cell office:value-type="float" office:value="0.333485" calcext:value-type="float">
            <text:p>0.333485</text:p>
          </table:table-cell>
          <table:table-cell office:value-type="float" office:value="-0.00139995" calcext:value-type="float">
            <text:p>-0.00139995</text:p>
          </table:table-cell>
          <table:table-cell office:value-type="float" office:value="0.432864" calcext:value-type="float">
            <text:p>0.432864</text:p>
          </table:table-cell>
          <table:table-cell/>
          <table:table-cell office:value-type="float" office:value="0.432974" calcext:value-type="float">
            <text:p>0.432974</text:p>
          </table:table-cell>
          <table:table-cell office:value-type="float" office:value="0.181858" calcext:value-type="float">
            <text:p>0.181858</text:p>
          </table:table-cell>
          <table:table-cell office:value-type="float" office:value="0.0631634" calcext:value-type="float">
            <text:p>0.0631634</text:p>
          </table:table-cell>
          <table:table-cell office:value-type="float" office:value="0.125983" calcext:value-type="float">
            <text:p>0.125983</text:p>
          </table:table-cell>
        </table:table-row>
        <table:table-row table:style-name="ro1">
          <table:table-cell/>
          <table:table-cell office:value-type="float" office:value="-0.00454904" calcext:value-type="float">
            <text:p>-0.00454904</text:p>
          </table:table-cell>
          <table:table-cell office:value-type="float" office:value="0.048417" calcext:value-type="float">
            <text:p>0.048417</text:p>
          </table:table-cell>
          <table:table-cell office:value-type="float" office:value="0.00500201" calcext:value-type="float">
            <text:p>0.00500201</text:p>
          </table:table-cell>
          <table:table-cell office:value-type="float" office:value="0.0239999" calcext:value-type="float">
            <text:p>0.0239999</text:p>
          </table:table-cell>
          <table:table-cell table:number-columns-repeated="2"/>
          <table:table-cell office:value-type="float" office:value="0.516086" calcext:value-type="float">
            <text:p>0.516086</text:p>
          </table:table-cell>
          <table:table-cell office:value-type="float" office:value="0.0176748" calcext:value-type="float">
            <text:p>0.0176748</text:p>
          </table:table-cell>
          <table:table-cell office:value-type="float" office:value="0.148688" calcext:value-type="float">
            <text:p>0.148688</text:p>
          </table:table-cell>
          <table:table-cell office:value-type="float" office:value="-0.00493731" calcext:value-type="float">
            <text:p>-0.00493731</text:p>
          </table:table-cell>
          <table:table-cell/>
          <table:table-cell office:value-type="float" office:value="0.288093" calcext:value-type="float">
            <text:p>0.288093</text:p>
          </table:table-cell>
          <table:table-cell office:value-type="float" office:value="0.0177422" calcext:value-type="float">
            <text:p>0.0177422</text:p>
          </table:table-cell>
          <table:table-cell office:value-type="float" office:value="0.0276389" calcext:value-type="float">
            <text:p>0.0276389</text:p>
          </table:table-cell>
          <table:table-cell office:value-type="float" office:value="0.0436886" calcext:value-type="float">
            <text:p>0.043688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-0.0031506" calcext:value-type="float">
            <text:p>-0.0031506</text:p>
          </table:table-cell>
          <table:table-cell office:value-type="float" office:value="0.0578227" calcext:value-type="float">
            <text:p>0.0578227</text:p>
          </table:table-cell>
          <table:table-cell office:value-type="float" office:value="0.00722342" calcext:value-type="float">
            <text:p>0.00722342</text:p>
          </table:table-cell>
          <table:table-cell office:value-type="float" office:value="0.0119593" calcext:value-type="float">
            <text:p>0.0119593</text:p>
          </table:table-cell>
          <table:table-cell table:number-columns-repeated="2"/>
          <table:table-cell office:value-type="float" office:value="-0.00406875" calcext:value-type="float">
            <text:p>-0.00406875</text:p>
          </table:table-cell>
          <table:table-cell office:value-type="float" office:value="0.0241734" calcext:value-type="float">
            <text:p>0.0241734</text:p>
          </table:table-cell>
          <table:table-cell office:value-type="float" office:value="0.226569" calcext:value-type="float">
            <text:p>0.226569</text:p>
          </table:table-cell>
          <table:table-cell office:value-type="float" office:value="0.0629382" calcext:value-type="float">
            <text:p>0.0629382</text:p>
          </table:table-cell>
          <table:table-cell/>
          <table:table-cell office:value-type="float" office:value="-0.00464848" calcext:value-type="float">
            <text:p>-0.00464848</text:p>
          </table:table-cell>
          <table:table-cell office:value-type="float" office:value="-0.00143232" calcext:value-type="float">
            <text:p>-0.00143232</text:p>
          </table:table-cell>
          <table:table-cell table:style-name="ce2" office:value-type="float" office:value="0.0000565553" calcext:value-type="float">
            <text:p>5.66E-05</text:p>
          </table:table-cell>
          <table:table-cell office:value-type="float" office:value="0.00309494" calcext:value-type="float">
            <text:p>0.00309494</text:p>
          </table:table-cell>
        </table:table-row>
        <table:table-row table:style-name="ro1">
          <table:table-cell/>
          <table:table-cell office:value-type="float" office:value="-0.00488859" calcext:value-type="float">
            <text:p>-0.00488859</text:p>
          </table:table-cell>
          <table:table-cell office:value-type="float" office:value="0.0528423" calcext:value-type="float">
            <text:p>0.0528423</text:p>
          </table:table-cell>
          <table:table-cell office:value-type="float" office:value="0.381336" calcext:value-type="float">
            <text:p>0.381336</text:p>
          </table:table-cell>
          <table:table-cell office:value-type="float" office:value="0.369044" calcext:value-type="float">
            <text:p>0.369044</text:p>
          </table:table-cell>
          <table:table-cell table:number-columns-repeated="2"/>
          <table:table-cell office:value-type="float" office:value="-0.00492513" calcext:value-type="float">
            <text:p>-0.00492513</text:p>
          </table:table-cell>
          <table:table-cell office:value-type="float" office:value="0.0794784" calcext:value-type="float">
            <text:p>0.0794784</text:p>
          </table:table-cell>
          <table:table-cell office:value-type="float" office:value="0.118104" calcext:value-type="float">
            <text:p>0.118104</text:p>
          </table:table-cell>
          <table:table-cell office:value-type="float" office:value="0.00958429" calcext:value-type="float">
            <text:p>0.00958429</text:p>
          </table:table-cell>
          <table:table-cell/>
          <table:table-cell office:value-type="float" office:value="0.00711111" calcext:value-type="float">
            <text:p>0.00711111</text:p>
          </table:table-cell>
          <table:table-cell office:value-type="float" office:value="0.0439204" calcext:value-type="float">
            <text:p>0.0439204</text:p>
          </table:table-cell>
          <table:table-cell office:value-type="float" office:value="0.198473" calcext:value-type="float">
            <text:p>0.198473</text:p>
          </table:table-cell>
          <table:table-cell office:value-type="float" office:value="0.246218" calcext:value-type="float">
            <text:p>0.246218</text:p>
          </table:table-cell>
        </table:table-row>
        <table:table-row table:style-name="ro1">
          <table:table-cell/>
          <table:table-cell office:value-type="float" office:value="0.216975" calcext:value-type="float">
            <text:p>0.216975</text:p>
          </table:table-cell>
          <table:table-cell office:value-type="float" office:value="0.432864" calcext:value-type="float">
            <text:p>0.432864</text:p>
          </table:table-cell>
          <table:table-cell office:value-type="float" office:value="0.236293" calcext:value-type="float">
            <text:p>0.236293</text:p>
          </table:table-cell>
          <table:table-cell office:value-type="float" office:value="-0.00410488" calcext:value-type="float">
            <text:p>-0.00410488</text:p>
          </table:table-cell>
          <table:table-cell table:number-columns-repeated="2"/>
          <table:table-cell office:value-type="float" office:value="0.198492" calcext:value-type="float">
            <text:p>0.198492</text:p>
          </table:table-cell>
          <table:table-cell office:value-type="float" office:value="0.381302" calcext:value-type="float">
            <text:p>0.381302</text:p>
          </table:table-cell>
          <table:table-cell office:value-type="float" office:value="0.0392727" calcext:value-type="float">
            <text:p>0.0392727</text:p>
          </table:table-cell>
          <table:table-cell office:value-type="float" office:value="-0.0031972" calcext:value-type="float">
            <text:p>-0.0031972</text:p>
          </table:table-cell>
          <table:table-cell/>
          <table:table-cell office:value-type="float" office:value="0.057777" calcext:value-type="float">
            <text:p>0.057777</text:p>
          </table:table-cell>
          <table:table-cell office:value-type="float" office:value="0.00945424" calcext:value-type="float">
            <text:p>0.00945424</text:p>
          </table:table-cell>
          <table:table-cell office:value-type="float" office:value="0.236401" calcext:value-type="float">
            <text:p>0.236401</text:p>
          </table:table-cell>
          <table:table-cell office:value-type="float" office:value="0.00138384" calcext:value-type="float">
            <text:p>0.00138384</text:p>
          </table:table-cell>
        </table:table-row>
        <table:table-row table:style-name="ro1">
          <table:table-cell/>
          <table:table-cell table:style-name="ce1" office:value-type="float" office:value="0.622203" calcext:value-type="float">
            <text:p>0.622203</text:p>
          </table:table-cell>
          <table:table-cell office:value-type="float" office:value="0.0980143" calcext:value-type="float">
            <text:p>0.0980143</text:p>
          </table:table-cell>
          <table:table-cell office:value-type="float" office:value="0.00158352" calcext:value-type="float">
            <text:p>0.00158352</text:p>
          </table:table-cell>
          <table:table-cell office:value-type="float" office:value="0.0577656" calcext:value-type="float">
            <text:p>0.0577656</text:p>
          </table:table-cell>
          <table:table-cell table:number-columns-repeated="2"/>
          <table:table-cell office:value-type="float" office:value="0.321518" calcext:value-type="float">
            <text:p>0.321518</text:p>
          </table:table-cell>
          <table:table-cell office:value-type="float" office:value="-0.00142423" calcext:value-type="float">
            <text:p>-0.00142423</text:p>
          </table:table-cell>
          <table:table-cell office:value-type="float" office:value="0.0530317" calcext:value-type="float">
            <text:p>0.0530317</text:p>
          </table:table-cell>
          <table:table-cell office:value-type="float" office:value="0.00713518" calcext:value-type="float">
            <text:p>0.00713518</text:p>
          </table:table-cell>
          <table:table-cell/>
          <table:table-cell office:value-type="float" office:value="0.299057" calcext:value-type="float">
            <text:p>0.299057</text:p>
          </table:table-cell>
          <table:table-cell office:value-type="float" office:value="-0.00239157" calcext:value-type="float">
            <text:p>-0.00239157</text:p>
          </table:table-cell>
          <table:table-cell office:value-type="float" office:value="0.236293" calcext:value-type="float">
            <text:p>0.236293</text:p>
          </table:table-cell>
          <table:table-cell office:value-type="float" office:value="0.0528882" calcext:value-type="float">
            <text:p>0.0528882</text:p>
          </table:table-cell>
        </table:table-row>
        <table:table-row table:style-name="ro1">
          <table:table-cell/>
          <table:table-cell office:value-type="float" office:value="0.164122" calcext:value-type="float">
            <text:p>0.164122</text:p>
          </table:table-cell>
          <table:table-cell office:value-type="float" office:value="-0.00253737" calcext:value-type="float">
            <text:p>-0.00253737</text:p>
          </table:table-cell>
          <table:table-cell office:value-type="float" office:value="0.0312558" calcext:value-type="float">
            <text:p>0.0312558</text:p>
          </table:table-cell>
          <table:table-cell office:value-type="float" office:value="0.0120471" calcext:value-type="float">
            <text:p>0.0120471</text:p>
          </table:table-cell>
          <table:table-cell table:number-columns-repeated="2"/>
          <table:table-cell office:value-type="float" office:value="0.0394474" calcext:value-type="float">
            <text:p>0.0394474</text:p>
          </table:table-cell>
          <table:table-cell table:style-name="ce1" office:value-type="float" office:value="0.406763" calcext:value-type="float">
            <text:p>0.406763</text:p>
          </table:table-cell>
          <table:table-cell office:value-type="float" office:value="0.0393309" calcext:value-type="float">
            <text:p>0.0393309</text:p>
          </table:table-cell>
          <table:table-cell office:value-type="float" office:value="0.0528481" calcext:value-type="float">
            <text:p>0.0528481</text:p>
          </table:table-cell>
          <table:table-cell/>
          <table:table-cell office:value-type="float" office:value="-0.00231464" calcext:value-type="float">
            <text:p>-0.00231464</text:p>
          </table:table-cell>
          <table:table-cell office:value-type="float" office:value="0.00715122" calcext:value-type="float">
            <text:p>0.00715122</text:p>
          </table:table-cell>
          <table:table-cell office:value-type="float" office:value="-0.00011313" calcext:value-type="float">
            <text:p>-0.00011313</text:p>
          </table:table-cell>
          <table:table-cell office:value-type="float" office:value="0.057777" calcext:value-type="float">
            <text:p>0.057777</text:p>
          </table:table-cell>
        </table:table-row>
        <table:table-row table:style-name="ro1">
          <table:table-cell/>
          <table:table-cell office:value-type="float" office:value="0.226819" calcext:value-type="float">
            <text:p>0.226819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148045" calcext:value-type="float">
            <text:p>0.148045</text:p>
          </table:table-cell>
          <table:table-cell office:value-type="float" office:value="0.111351" calcext:value-type="float">
            <text:p>0.111351</text:p>
          </table:table-cell>
          <table:table-cell table:number-columns-repeated="2"/>
          <table:table-cell office:value-type="float" office:value="0.180784" calcext:value-type="float">
            <text:p>0.180784</text:p>
          </table:table-cell>
          <table:table-cell office:value-type="float" office:value="-0.00336945" calcext:value-type="float">
            <text:p>-0.00336945</text:p>
          </table:table-cell>
          <table:table-cell office:value-type="float" office:value="0.0854059" calcext:value-type="float">
            <text:p>0.0854059</text:p>
          </table:table-cell>
          <table:table-cell office:value-type="float" office:value="-0.00494543" calcext:value-type="float">
            <text:p>-0.00494543</text:p>
          </table:table-cell>
          <table:table-cell/>
          <table:table-cell table:style-name="ce1" office:value-type="float" office:value="0.381416" calcext:value-type="float">
            <text:p>0.381416</text:p>
          </table:table-cell>
          <table:table-cell office:value-type="float" office:value="0.00313119" calcext:value-type="float">
            <text:p>0.00313119</text:p>
          </table:table-cell>
          <table:table-cell office:value-type="float" office:value="-0.00406026" calcext:value-type="float">
            <text:p>-0.00406026</text:p>
          </table:table-cell>
          <table:table-cell office:value-type="float" office:value="0.0357145" calcext:value-type="float">
            <text:p>0.0357145</text:p>
          </table:table-cell>
        </table:table-row>
        <table:table-row table:style-name="ro1">
          <table:table-cell/>
          <table:table-cell office:value-type="float" office:value="0.516003" calcext:value-type="float">
            <text:p>0.516003</text:p>
          </table:table-cell>
          <table:table-cell office:value-type="float" office:value="0.0682181" calcext:value-type="float">
            <text:p>0.0682181</text:p>
          </table:table-cell>
          <table:table-cell office:value-type="float" office:value="0.00722342" calcext:value-type="float">
            <text:p>0.00722342</text:p>
          </table:table-cell>
          <table:table-cell office:value-type="float" office:value="0.0481287" calcext:value-type="float">
            <text:p>0.0481287</text:p>
          </table:table-cell>
          <table:table-cell table:number-columns-repeated="2"/>
          <table:table-cell office:value-type="float" office:value="0.310139" calcext:value-type="float">
            <text:p>0.310139</text:p>
          </table:table-cell>
          <table:table-cell office:value-type="float" office:value="-0.00377639" calcext:value-type="float">
            <text:p>-0.00377639</text:p>
          </table:table-cell>
          <table:table-cell office:value-type="float" office:value="-0.00253737" calcext:value-type="float">
            <text:p>-0.00253737</text:p>
          </table:table-cell>
          <table:table-cell office:value-type="float" office:value="0.0578037" calcext:value-type="float">
            <text:p>0.0578037</text:p>
          </table:table-cell>
          <table:table-cell/>
          <table:table-cell office:value-type="float" office:value="0.111221" calcext:value-type="float">
            <text:p>0.111221</text:p>
          </table:table-cell>
          <table:table-cell office:value-type="float" office:value="0.0355334" calcext:value-type="float">
            <text:p>0.0355334</text:p>
          </table:table-cell>
          <table:table-cell office:value-type="float" office:value="0.0317643" calcext:value-type="float">
            <text:p>0.0317643</text:p>
          </table:table-cell>
          <table:table-cell office:value-type="float" office:value="0.0119353" calcext:value-type="float">
            <text:p>0.0119353</text:p>
          </table:table-cell>
        </table:table-row>
        <table:table-row table:style-name="ro1">
          <table:table-cell/>
          <table:table-cell office:value-type="float" office:value="0.0154441" calcext:value-type="float">
            <text:p>0.0154441</text:p>
          </table:table-cell>
          <table:table-cell office:value-type="float" office:value="0.207697" calcext:value-type="float">
            <text:p>0.207697</text:p>
          </table:table-cell>
          <table:table-cell office:value-type="float" office:value="0.0120192" calcext:value-type="float">
            <text:p>0.0120192</text:p>
          </table:table-cell>
          <table:table-cell office:value-type="float" office:value="0.164476" calcext:value-type="float">
            <text:p>0.164476</text:p>
          </table:table-cell>
          <table:table-cell table:number-columns-repeated="2"/>
          <table:table-cell office:value-type="float" office:value="0.00309091" calcext:value-type="float">
            <text:p>0.00309091</text:p>
          </table:table-cell>
          <table:table-cell office:value-type="float" office:value="0.00712314" calcext:value-type="float">
            <text:p>0.00712314</text:p>
          </table:table-cell>
          <table:table-cell office:value-type="float" office:value="0.0737473" calcext:value-type="float">
            <text:p>0.0737473</text:p>
          </table:table-cell>
          <table:table-cell office:value-type="float" office:value="0.0312714" calcext:value-type="float">
            <text:p>0.0312714</text:p>
          </table:table-cell>
          <table:table-cell/>
          <table:table-cell office:value-type="float" office:value="0.207633" calcext:value-type="float">
            <text:p>0.207633</text:p>
          </table:table-cell>
          <table:table-cell office:value-type="float" office:value="0.111221" calcext:value-type="float">
            <text:p>0.111221</text:p>
          </table:table-cell>
          <table:table-cell office:value-type="float" office:value="0.00309091" calcext:value-type="float">
            <text:p>0.00309091</text:p>
          </table:table-cell>
          <table:table-cell office:value-type="float" office:value="0.00759227" calcext:value-type="float">
            <text:p>0.00759227</text:p>
          </table:table-cell>
        </table:table-row>
        <table:table-row table:style-name="ro1">
          <table:table-cell/>
          <table:table-cell office:value-type="float" office:value="0.0312558" calcext:value-type="float">
            <text:p>0.0312558</text:p>
          </table:table-cell>
          <table:table-cell office:value-type="float" office:value="0.216969" calcext:value-type="float">
            <text:p>0.216969</text:p>
          </table:table-cell>
          <table:table-cell office:value-type="float" office:value="0.156141" calcext:value-type="float">
            <text:p>0.156141</text:p>
          </table:table-cell>
          <table:table-cell office:value-type="float" office:value="0.0794859" calcext:value-type="float">
            <text:p>0.0794859</text:p>
          </table:table-cell>
          <table:table-cell table:number-columns-repeated="2"/>
          <table:table-cell office:value-type="float" office:value="0.0737529" calcext:value-type="float">
            <text:p>0.0737529</text:p>
          </table:table-cell>
          <table:table-cell office:value-type="float" office:value="0.0394474" calcext:value-type="float">
            <text:p>0.0394474</text:p>
          </table:table-cell>
          <table:table-cell office:value-type="float" office:value="0.0123543" calcext:value-type="float">
            <text:p>0.0123543</text:p>
          </table:table-cell>
          <table:table-cell office:value-type="float" office:value="-0.00490889" calcext:value-type="float">
            <text:p>-0.00490889</text:p>
          </table:table-cell>
          <table:table-cell/>
          <table:table-cell office:value-type="float" office:value="0.277271" calcext:value-type="float">
            <text:p>0.277271</text:p>
          </table:table-cell>
          <table:table-cell office:value-type="float" office:value="-0.00141412" calcext:value-type="float">
            <text:p>-0.00141412</text:p>
          </table:table-cell>
          <table:table-cell office:value-type="float" office:value="0.0120192" calcext:value-type="float">
            <text:p>0.0120192</text:p>
          </table:table-cell>
          <table:table-cell office:value-type="float" office:value="0.0442195" calcext:value-type="float">
            <text:p>0.044219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0577656273910973" calcext:value-type="float">
            <text:p>0.0577656274</text:p>
          </table:table-cell>
          <table:table-cell table:number-columns-repeated="5"/>
          <table:table-cell office:value-type="float" office:value="0.00138988775848276" calcext:value-type="float">
            <text:p>0.0013898878</text:p>
          </table:table-cell>
          <table:table-cell table:number-columns-repeated="4"/>
          <table:table-cell office:value-type="float" office:value="-0.00249686755238805" calcext:value-type="float">
            <text:p>-0.0024968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504847464954615" calcext:value-type="float">
            <text:p>-0.0050484746</text:p>
          </table:table-cell>
          <table:table-cell table:number-columns-repeated="5"/>
          <table:table-cell office:value-type="float" office:value="-0.00414545245179173" calcext:value-type="float">
            <text:p>-0.0041454525</text:p>
          </table:table-cell>
          <table:table-cell table:number-columns-repeated="4"/>
          <table:table-cell office:value-type="float" office:value="-0.000113129884723733" calcext:value-type="float">
            <text:p>-0.0001131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51534643364357" calcext:value-type="float">
            <text:p>0.0351534643</text:p>
          </table:table-cell>
          <table:table-cell table:number-columns-repeated="5"/>
          <table:table-cell office:value-type="float" office:value="0.009440232399815" calcext:value-type="float">
            <text:p>0.0094402324</text:p>
          </table:table-cell>
          <table:table-cell table:number-columns-repeated="4"/>
          <table:table-cell office:value-type="float" office:value="-0.00251306912101678" calcext:value-type="float">
            <text:p>-0.0025130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410488257803599" calcext:value-type="float">
            <text:p>-0.0041048826</text:p>
          </table:table-cell>
          <table:table-cell table:number-columns-repeated="5"/>
          <table:table-cell office:value-type="float" office:value="-0.0050180196195679" calcext:value-type="float">
            <text:p>-0.0050180196</text:p>
          </table:table-cell>
          <table:table-cell table:number-columns-repeated="4"/>
          <table:table-cell office:value-type="float" office:value="-0.00410488257803599" calcext:value-type="float">
            <text:p>-0.004104882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63933" calcext:value-type="float">
            <text:p>0.163933</text:p>
          </table:table-cell>
          <table:table-cell office:value-type="float" office:value="0.118069" calcext:value-type="float">
            <text:p>0.118069</text:p>
          </table:table-cell>
          <table:table-cell office:value-type="float" office:value="0.24625" calcext:value-type="float">
            <text:p>0.24625</text:p>
          </table:table-cell>
          <table:table-cell office:value-type="float" office:value="0.189804" calcext:value-type="float">
            <text:p>0.189804</text:p>
          </table:table-cell>
          <table:table-cell/>
          <table:table-cell office:value-type="float" office:value="0.0045027" calcext:value-type="float">
            <text:p>0.0045027</text:p>
          </table:table-cell>
          <table:table-cell office:value-type="float" office:value="0.0241734" calcext:value-type="float">
            <text:p>0.0241734</text:p>
          </table:table-cell>
          <table:table-cell office:value-type="float" office:value="0.0286434" calcext:value-type="float">
            <text:p>0.0286434</text:p>
          </table:table-cell>
          <table:table-cell office:value-type="float" office:value="0.0486399" calcext:value-type="float">
            <text:p>0.0486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944023" calcext:value-type="float">
            <text:p>0.00944023</text:p>
          </table:table-cell>
          <table:table-cell office:value-type="float" office:value="0.277271" calcext:value-type="float">
            <text:p>0.277271</text:p>
          </table:table-cell>
          <table:table-cell office:value-type="float" office:value="-0.00100856" calcext:value-type="float">
            <text:p>-0.00100856</text:p>
          </table:table-cell>
          <table:table-cell office:value-type="float" office:value="0.105018" calcext:value-type="float">
            <text:p>0.105018</text:p>
          </table:table-cell>
          <table:table-cell/>
          <table:table-cell office:value-type="float" office:value="0.0025425" calcext:value-type="float">
            <text:p>0.0025425</text:p>
          </table:table-cell>
          <table:table-cell office:value-type="float" office:value="-0.00476681" calcext:value-type="float">
            <text:p>-0.00476681</text:p>
          </table:table-cell>
          <table:table-cell office:value-type="float" office:value="-0.00270183" calcext:value-type="float">
            <text:p>-0.00270183</text:p>
          </table:table-cell>
          <table:table-cell office:value-type="float" office:value="-0.0013595" calcext:value-type="float">
            <text:p>-0.0013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80794" calcext:value-type="float">
            <text:p>0.180794</text:p>
          </table:table-cell>
          <table:table-cell office:value-type="float" office:value="0.190249" calcext:value-type="float">
            <text:p>0.190249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-0.0013332" calcext:value-type="float">
            <text:p>-0.0013332</text:p>
          </table:table-cell>
          <table:table-cell/>
          <table:table-cell office:value-type="float" office:value="0.0917005" calcext:value-type="float">
            <text:p>0.0917005</text:p>
          </table:table-cell>
          <table:table-cell office:value-type="float" office:value="0.393854" calcext:value-type="float">
            <text:p>0.393854</text:p>
          </table:table-cell>
          <table:table-cell office:value-type="float" office:value="0.125347" calcext:value-type="float">
            <text:p>0.125347</text:p>
          </table:table-cell>
          <table:table-cell office:value-type="float" office:value="0.140122" calcext:value-type="float">
            <text:p>0.140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9" calcext:value-type="float">
            <text:p>0.369</text:p>
          </table:table-cell>
          <table:table-cell office:value-type="float" office:value="0.288028" calcext:value-type="float">
            <text:p>0.288028</text:p>
          </table:table-cell>
          <table:table-cell office:value-type="float" office:value="0.246431" calcext:value-type="float">
            <text:p>0.246431</text:p>
          </table:table-cell>
          <table:table-cell office:value-type="float" office:value="0.111141" calcext:value-type="float">
            <text:p>0.111141</text:p>
          </table:table-cell>
          <table:table-cell/>
          <table:table-cell office:value-type="float" office:value="0.0436017" calcext:value-type="float">
            <text:p>0.0436017</text:p>
          </table:table-cell>
          <table:table-cell office:value-type="float" office:value="0.0857162" calcext:value-type="float">
            <text:p>0.0857162</text:p>
          </table:table-cell>
          <table:table-cell office:value-type="float" office:value="0.198473" calcext:value-type="float">
            <text:p>0.198473</text:p>
          </table:table-cell>
          <table:table-cell office:value-type="float" office:value="0.0978958" calcext:value-type="float">
            <text:p>0.0978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88438" calcext:value-type="float">
            <text:p>0.288438</text:p>
          </table:table-cell>
          <table:table-cell office:value-type="float" office:value="0.356788" calcext:value-type="float">
            <text:p>0.356788</text:p>
          </table:table-cell>
          <table:table-cell table:style-name="ce2" office:value-type="float" office:value="0.0000403446" calcext:value-type="float">
            <text:p>4.03E-05</text:p>
          </table:table-cell>
          <table:table-cell office:value-type="float" office:value="0.0629382" calcext:value-type="float">
            <text:p>0.0629382</text:p>
          </table:table-cell>
          <table:table-cell/>
          <table:table-cell office:value-type="float" office:value="0.277374" calcext:value-type="float">
            <text:p>0.277374</text:p>
          </table:table-cell>
          <table:table-cell office:value-type="float" office:value="0.0979323" calcext:value-type="float">
            <text:p>0.0979323</text:p>
          </table:table-cell>
          <table:table-cell office:value-type="float" office:value="0.180933" calcext:value-type="float">
            <text:p>0.180933</text:p>
          </table:table-cell>
          <table:table-cell office:value-type="float" office:value="0.0157937" calcext:value-type="float">
            <text:p>0.015793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.545338" calcext:value-type="float">
            <text:p>0.545338</text:p>
          </table:table-cell>
          <table:table-cell office:value-type="float" office:value="0.333054" calcext:value-type="float">
            <text:p>0.333054</text:p>
          </table:table-cell>
          <table:table-cell office:value-type="float" office:value="0.0240196" calcext:value-type="float">
            <text:p>0.0240196</text:p>
          </table:table-cell>
          <table:table-cell office:value-type="float" office:value="-0.00292374" calcext:value-type="float">
            <text:p>-0.00292374</text:p>
          </table:table-cell>
          <table:table-cell/>
          <table:table-cell office:value-type="float" office:value="0.1558" calcext:value-type="float">
            <text:p>0.1558</text:p>
          </table:table-cell>
          <table:table-cell office:value-type="float" office:value="0.236543" calcext:value-type="float">
            <text:p>0.236543</text:p>
          </table:table-cell>
          <table:table-cell office:value-type="float" office:value="0.00384705" calcext:value-type="float">
            <text:p>0.00384705</text:p>
          </table:table-cell>
          <table:table-cell office:value-type="float" office:value="-0.00486423" calcext:value-type="float">
            <text:p>-0.0048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87462" calcext:value-type="float">
            <text:p>0.487462</text:p>
          </table:table-cell>
          <table:table-cell office:value-type="float" office:value="0.368967" calcext:value-type="float">
            <text:p>0.368967</text:p>
          </table:table-cell>
          <table:table-cell office:value-type="float" office:value="-0.00344242" calcext:value-type="float">
            <text:p>-0.00344242</text:p>
          </table:table-cell>
          <table:table-cell office:value-type="float" office:value="0.0577694" calcext:value-type="float">
            <text:p>0.0577694</text:p>
          </table:table-cell>
          <table:table-cell/>
          <table:table-cell table:style-name="ce1" office:value-type="float" office:value="0.487462" calcext:value-type="float">
            <text:p>0.487462</text:p>
          </table:table-cell>
          <table:table-cell office:value-type="float" office:value="0.246218" calcext:value-type="float">
            <text:p>0.246218</text:p>
          </table:table-cell>
          <table:table-cell office:value-type="float" office:value="0.00580339" calcext:value-type="float">
            <text:p>0.00580339</text:p>
          </table:table-cell>
          <table:table-cell office:value-type="float" office:value="0.125211" calcext:value-type="float">
            <text:p>0.12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10447" calcext:value-type="float">
            <text:p>0.310447</text:p>
          </table:table-cell>
          <table:table-cell office:value-type="float" office:value="0.333082" calcext:value-type="float">
            <text:p>0.333082</text:p>
          </table:table-cell>
          <table:table-cell office:value-type="float" office:value="0.180966" calcext:value-type="float">
            <text:p>0.180966</text:p>
          </table:table-cell>
          <table:table-cell office:value-type="float" office:value="0.0915353" calcext:value-type="float">
            <text:p>0.0915353</text:p>
          </table:table-cell>
          <table:table-cell/>
          <table:table-cell office:value-type="float" office:value="0.432974" calcext:value-type="float">
            <text:p>0.432974</text:p>
          </table:table-cell>
          <table:table-cell office:value-type="float" office:value="0.0436635" calcext:value-type="float">
            <text:p>0.0436635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0146564" calcext:value-type="float">
            <text:p>0.0146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01626" calcext:value-type="float">
            <text:p>0.501626</text:p>
          </table:table-cell>
          <table:table-cell office:value-type="float" office:value="0.00145444" calcext:value-type="float">
            <text:p>0.00145444</text:p>
          </table:table-cell>
          <table:table-cell office:value-type="float" office:value="0.0979122" calcext:value-type="float">
            <text:p>0.0979122</text:p>
          </table:table-cell>
          <table:table-cell office:value-type="float" office:value="0.0916674" calcext:value-type="float">
            <text:p>0.0916674</text:p>
          </table:table-cell>
          <table:table-cell/>
          <table:table-cell office:value-type="float" office:value="0.288488" calcext:value-type="float">
            <text:p>0.288488</text:p>
          </table:table-cell>
          <table:table-cell office:value-type="float" office:value="0.0583477" calcext:value-type="float">
            <text:p>0.0583477</text:p>
          </table:table-cell>
          <table:table-cell office:value-type="float" office:value="0.0638063" calcext:value-type="float">
            <text:p>0.0638063</text:p>
          </table:table-cell>
          <table:table-cell office:value-type="float" office:value="-0.0013332" calcext:value-type="float">
            <text:p>-0.001333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497742" calcext:value-type="float">
            <text:p>-0.00497742</text:p>
          </table:table-cell>
          <table:table-cell office:value-type="float" office:value="0.0240551" calcext:value-type="float">
            <text:p>0.0240551</text:p>
          </table:table-cell>
          <table:table-cell office:value-type="float" office:value="-0.00130286" calcext:value-type="float">
            <text:p>-0.00130286</text:p>
          </table:table-cell>
          <table:table-cell office:value-type="float" office:value="0.0239959" calcext:value-type="float">
            <text:p>0.0239959</text:p>
          </table:table-cell>
          <table:table-cell/>
          <table:table-cell office:value-type="float" office:value="-0.00451861" calcext:value-type="float">
            <text:p>-0.00451861</text:p>
          </table:table-cell>
          <table:table-cell office:value-type="float" office:value="0.00719535" calcext:value-type="float">
            <text:p>0.00719535</text:p>
          </table:table-cell>
          <table:table-cell office:value-type="float" office:value="0.00945424" calcext:value-type="float">
            <text:p>0.00945424</text:p>
          </table:table-cell>
          <table:table-cell office:value-type="float" office:value="-0.00439308" calcext:value-type="float">
            <text:p>-0.00439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500804" calcext:value-type="float">
            <text:p>0.00500804</text:p>
          </table:table-cell>
          <table:table-cell office:value-type="float" office:value="0.00725551" calcext:value-type="float">
            <text:p>0.00725551</text:p>
          </table:table-cell>
          <table:table-cell table:style-name="ce2" office:value-type="float" office:value="-0.0000121198" calcext:value-type="float">
            <text:p>-1.21E-05</text:p>
          </table:table-cell>
          <table:table-cell office:value-type="float" office:value="0.0313732" calcext:value-type="float">
            <text:p>0.0313732</text:p>
          </table:table-cell>
          <table:table-cell/>
          <table:table-cell office:value-type="float" office:value="-0.00110449" calcext:value-type="float">
            <text:p>-0.00110449</text:p>
          </table:table-cell>
          <table:table-cell office:value-type="float" office:value="0.0854207" calcext:value-type="float">
            <text:p>0.0854207</text:p>
          </table:table-cell>
          <table:table-cell office:value-type="float" office:value="0.00725551" calcext:value-type="float">
            <text:p>0.00725551</text:p>
          </table:table-cell>
          <table:table-cell office:value-type="float" office:value="0.0351535" calcext:value-type="float">
            <text:p>0.035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944023" calcext:value-type="float">
            <text:p>0.00944023</text:p>
          </table:table-cell>
          <table:table-cell office:value-type="float" office:value="0.125211" calcext:value-type="float">
            <text:p>0.125211</text:p>
          </table:table-cell>
          <table:table-cell office:value-type="float" office:value="0.104411" calcext:value-type="float">
            <text:p>0.104411</text:p>
          </table:table-cell>
          <table:table-cell office:value-type="float" office:value="0.0014141" calcext:value-type="float">
            <text:p>0.0014141</text:p>
          </table:table-cell>
          <table:table-cell/>
          <table:table-cell office:value-type="float" office:value="0.0206966" calcext:value-type="float">
            <text:p>0.0206966</text:p>
          </table:table-cell>
          <table:table-cell office:value-type="float" office:value="0.0119473" calcext:value-type="float">
            <text:p>0.0119473</text:p>
          </table:table-cell>
          <table:table-cell office:value-type="float" office:value="0.118168" calcext:value-type="float">
            <text:p>0.118168</text:p>
          </table:table-cell>
          <table:table-cell office:value-type="float" office:value="0.0119473" calcext:value-type="float">
            <text:p>0.011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5418" calcext:value-type="float">
            <text:p>0.125418</text:p>
          </table:table-cell>
          <table:table-cell office:value-type="float" office:value="0.236263" calcext:value-type="float">
            <text:p>0.236263</text:p>
          </table:table-cell>
          <table:table-cell office:value-type="float" office:value="0.00501809" calcext:value-type="float">
            <text:p>0.00501809</text:p>
          </table:table-cell>
          <table:table-cell office:value-type="float" office:value="0.00500201" calcext:value-type="float">
            <text:p>0.00500201</text:p>
          </table:table-cell>
          <table:table-cell/>
          <table:table-cell office:value-type="float" office:value="0.0577694" calcext:value-type="float">
            <text:p>0.0577694</text:p>
          </table:table-cell>
          <table:table-cell office:value-type="float" office:value="0.0313732" calcext:value-type="float">
            <text:p>0.0313732</text:p>
          </table:table-cell>
          <table:table-cell office:value-type="float" office:value="0.0121549" calcext:value-type="float">
            <text:p>0.0121549</text:p>
          </table:table-cell>
          <table:table-cell office:value-type="float" office:value="0.00317549" calcext:value-type="float">
            <text:p>0.0031754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.236263" calcext:value-type="float">
            <text:p>0.236263</text:p>
          </table:table-cell>
          <table:table-cell office:value-type="float" office:value="0.08567" calcext:value-type="float">
            <text:p>0.08567</text:p>
          </table:table-cell>
          <table:table-cell office:value-type="float" office:value="0.00717128" calcext:value-type="float">
            <text:p>0.00717128</text:p>
          </table:table-cell>
          <table:table-cell office:value-type="float" office:value="0.0206867" calcext:value-type="float">
            <text:p>0.0206867</text:p>
          </table:table-cell>
          <table:table-cell/>
          <table:table-cell office:value-type="float" office:value="0.0528882" calcext:value-type="float">
            <text:p>0.0528882</text:p>
          </table:table-cell>
          <table:table-cell office:value-type="float" office:value="-0.00476681" calcext:value-type="float">
            <text:p>-0.00476681</text:p>
          </table:table-cell>
          <table:table-cell office:value-type="float" office:value="-0.00285692" calcext:value-type="float">
            <text:p>-0.00285692</text:p>
          </table:table-cell>
          <table:table-cell office:value-type="float" office:value="-0.004239" calcext:value-type="float">
            <text:p>-0.004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52217" calcext:value-type="float">
            <text:p>0.0352217</text:p>
          </table:table-cell>
          <table:table-cell office:value-type="float" office:value="0.036094" calcext:value-type="float">
            <text:p>0.036094</text:p>
          </table:table-cell>
          <table:table-cell office:value-type="float" office:value="-0.00494543" calcext:value-type="float">
            <text:p>-0.00494543</text:p>
          </table:table-cell>
          <table:table-cell office:value-type="float" office:value="0.000189839" calcext:value-type="float">
            <text:p>0.000189839</text:p>
          </table:table-cell>
          <table:table-cell/>
          <table:table-cell office:value-type="float" office:value="0.180903" calcext:value-type="float">
            <text:p>0.180903</text:p>
          </table:table-cell>
          <table:table-cell office:value-type="float" office:value="0.0312558" calcext:value-type="float">
            <text:p>0.0312558</text:p>
          </table:table-cell>
          <table:table-cell office:value-type="float" office:value="0.00551432" calcext:value-type="float">
            <text:p>0.00551432</text:p>
          </table:table-cell>
          <table:table-cell table:style-name="ce2" office:value-type="float" office:value="0.0000969481" calcext:value-type="float">
            <text:p>9.69E-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3919" calcext:value-type="float">
            <text:p>0.163919</text:p>
          </table:table-cell>
          <table:table-cell office:value-type="float" office:value="0.0239999" calcext:value-type="float">
            <text:p>0.0239999</text:p>
          </table:table-cell>
          <table:table-cell office:value-type="float" office:value="-0.00342418" calcext:value-type="float">
            <text:p>-0.00342418</text:p>
          </table:table-cell>
          <table:table-cell office:value-type="float" office:value="0.0629837" calcext:value-type="float">
            <text:p>0.0629837</text:p>
          </table:table-cell>
          <table:table-cell/>
          <table:table-cell table:style-name="ce1" office:value-type="float" office:value="0.356814" calcext:value-type="float">
            <text:p>0.356814</text:p>
          </table:table-cell>
          <table:table-cell office:value-type="float" office:value="0.0854946" calcext:value-type="float">
            <text:p>0.0854946</text:p>
          </table:table-cell>
          <table:table-cell office:value-type="float" office:value="0.00942422" calcext:value-type="float">
            <text:p>0.00942422</text:p>
          </table:table-cell>
          <table:table-cell office:value-type="float" office:value="0.00955028" calcext:value-type="float">
            <text:p>0.0095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48097" calcext:value-type="float">
            <text:p>0.0148097</text:p>
          </table:table-cell>
          <table:table-cell table:style-name="ce2" office:value-type="float" office:value="0.0000565553" calcext:value-type="float">
            <text:p>5.66E-05</text:p>
          </table:table-cell>
          <table:table-cell office:value-type="float" office:value="-0.00253737" calcext:value-type="float">
            <text:p>-0.00253737</text:p>
          </table:table-cell>
          <table:table-cell office:value-type="float" office:value="0.00533959" calcext:value-type="float">
            <text:p>0.00533959</text:p>
          </table:table-cell>
          <table:table-cell/>
          <table:table-cell office:value-type="float" office:value="0.198492" calcext:value-type="float">
            <text:p>0.198492</text:p>
          </table:table-cell>
          <table:table-cell office:value-type="float" office:value="0.0855223" calcext:value-type="float">
            <text:p>0.0855223</text:p>
          </table:table-cell>
          <table:table-cell office:value-type="float" office:value="0.0146564" calcext:value-type="float">
            <text:p>0.0146564</text:p>
          </table:table-cell>
          <table:table-cell office:value-type="float" office:value="0.00993426" calcext:value-type="float">
            <text:p>0.00993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94859" calcext:value-type="float">
            <text:p>0.0794859</text:p>
          </table:table-cell>
          <table:table-cell office:value-type="float" office:value="0.0146505" calcext:value-type="float">
            <text:p>0.0146505</text:p>
          </table:table-cell>
          <table:table-cell office:value-type="float" office:value="0.00719535" calcext:value-type="float">
            <text:p>0.00719535</text:p>
          </table:table-cell>
          <table:table-cell office:value-type="float" office:value="0.104639" calcext:value-type="float">
            <text:p>0.104639</text:p>
          </table:table-cell>
          <table:table-cell/>
          <table:table-cell office:value-type="float" office:value="0.0579027" calcext:value-type="float">
            <text:p>0.0579027</text:p>
          </table:table-cell>
          <table:table-cell office:value-type="float" office:value="0.0392727" calcext:value-type="float">
            <text:p>0.0392727</text:p>
          </table:table-cell>
          <table:table-cell office:value-type="float" office:value="0.0741121" calcext:value-type="float">
            <text:p>0.0741121</text:p>
          </table:table-cell>
          <table:table-cell office:value-type="float" office:value="0.0312558" calcext:value-type="float">
            <text:p>0.0312558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256408573011447" calcext:value-type="float">
            <text:p>0.256408573</text:p>
          </table:table-cell>
          <table:table-cell table:number-columns-repeated="4"/>
          <table:table-cell office:value-type="float" office:value="0.22652719445505" calcext:value-type="float">
            <text:p>0.22652719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464036654249259" calcext:value-type="float">
            <text:p>-0.0046403665</text:p>
          </table:table-cell>
          <table:table-cell table:number-columns-repeated="4"/>
          <table:table-cell office:value-type="float" office:value="-0.00251306912101678" calcext:value-type="float">
            <text:p>-0.00251306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2652719445505" calcext:value-type="float">
            <text:p>0.2265271945</text:p>
          </table:table-cell>
          <table:table-cell table:number-columns-repeated="4"/>
          <table:table-cell office:value-type="float" office:value="0.22652719445505" calcext:value-type="float">
            <text:p>0.22652719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251306912101678" calcext:value-type="float">
            <text:p>-0.0025130691</text:p>
          </table:table-cell>
          <table:table-cell table:number-columns-repeated="4"/>
          <table:table-cell office:value-type="float" office:value="-0.00403186506583846" calcext:value-type="float">
            <text:p>-0.004031865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000/00/00</text:date>, <text:time style:data-style-name="N2" text:time-value="09:35:48.28753420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10:48.037758892</meta:creation-date>
    <dc:date>2020-05-03T09:21:35.622790762</dc:date>
    <meta:editing-duration>P13DT18H6M21S</meta:editing-duration>
    <meta:editing-cycles>21</meta:editing-cycles>
    <meta:generator>LibreOffice/5.1.6.2$Linux_X86_64 LibreOffice_project/10m0$Build-2</meta:generator>
    <meta:document-statistic meta:table-count="4" meta:cell-count="900" meta:object-count="0"/>
  </office:meta>
</office:document-meta>
</file>